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Times New Roman'" style:font-family-asian="'Times New Roman'" style:font-family-complex="'Times New Roman'" fo:background-color="transparent" fo:color="#4472c4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17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19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21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29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31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33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38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40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42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54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56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58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71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76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78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85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87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89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96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98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99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100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102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106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108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110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112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113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114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115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118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119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120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121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122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123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124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125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126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127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9.50pt" fo:font-weight="normal" fo:font-family="'Cascadia Mono'" style:font-family-asian="'Cascadia Mono'" style:font-family-complex="'Cascadia Mono'" fo:background-color="#ffffff" fo:color="#808080"/>
    </style:style>
    <style:style style:name="T130" style:family="text">
      <style:text-properties fo:font-size="9.50pt" fo:font-weight="normal" fo:font-family="'Cascadia Mono'" style:font-family-asian="'Cascadia Mono'" style:font-family-complex="'Cascadia Mono'" fo:background-color="#ffffff" fo:color="#a31515"/>
    </style:style>
    <style:style style:name="T131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132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133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134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137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138" style:family="text">
      <style:text-properties fo:font-size="9.50pt" fo:font-weight="normal" fo:font-family="'Cascadia Mono'" style:font-family-asian="'Cascadia Mono'" style:font-family-complex="'Cascadia Mono'" fo:background-color="#ffffff" fo:color="#2b91af"/>
    </style:style>
    <style:style style:name="T139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140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141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142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143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144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145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146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147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148" style:family="text">
      <style:text-properties fo:font-size="9.50pt" fo:font-weight="normal" fo:font-family="'Cascadia Mono'" style:font-family-asian="'Cascadia Mono'" style:font-family-complex="'Cascadia Mono'" fo:background-color="#ffffff" fo:color="#a31515"/>
    </style:style>
    <style:style style:name="T149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150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151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154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155" style:family="text">
      <style:text-properties fo:font-size="9.50pt" fo:font-weight="normal" fo:font-family="'Cascadia Mono'" style:font-family-asian="'Cascadia Mono'" style:font-family-complex="'Cascadia Mono'" fo:background-color="#ffffff" fo:color="#2b91af"/>
    </style:style>
    <style:style style:name="T156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157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158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159" style:family="text">
      <style:text-properties fo:font-size="9.50pt" fo:font-weight="normal" fo:font-family="'Cascadia Mono'" style:font-family-asian="'Cascadia Mono'" style:font-family-complex="'Cascadia Mono'" fo:background-color="#ffffff" fo:color="#2b91af"/>
    </style:style>
    <style:style style:name="T160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161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162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163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164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165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166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167" style:family="text">
      <style:text-properties fo:font-size="9.50pt" fo:font-weight="normal" fo:font-family="'Cascadia Mono'" style:font-family-asian="'Cascadia Mono'" style:font-family-complex="'Cascadia Mono'" fo:background-color="#ffffff" fo:color="#a31515"/>
    </style:style>
    <style:style style:name="T168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169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170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175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176" style:family="text">
      <style:text-properties fo:font-size="9.50pt" fo:font-weight="normal" fo:font-family="'Cascadia Mono'" style:font-family-asian="'Cascadia Mono'" style:font-family-complex="'Cascadia Mono'" fo:background-color="#ffffff" fo:color="#2b91af"/>
    </style:style>
    <style:style style:name="T177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178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179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180" style:family="text">
      <style:text-properties fo:font-size="9.50pt" fo:font-weight="normal" fo:font-family="'Cascadia Mono'" style:font-family-asian="'Cascadia Mono'" style:font-family-complex="'Cascadia Mono'" fo:background-color="#ffffff" fo:color="#2b91af"/>
    </style:style>
    <style:style style:name="T181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182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183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184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185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186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187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188" style:family="text">
      <style:text-properties fo:font-size="9.50pt" fo:font-weight="normal" fo:font-family="'Cascadia Mono'" style:font-family-asian="'Cascadia Mono'" style:font-family-complex="'Cascadia Mono'" fo:background-color="#ffffff" fo:color="#a31515"/>
    </style:style>
    <style:style style:name="T189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190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191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196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197" style:family="text">
      <style:text-properties fo:font-size="9.50pt" fo:font-weight="normal" fo:font-family="'Cascadia Mono'" style:font-family-asian="'Cascadia Mono'" style:font-family-complex="'Cascadia Mono'" fo:background-color="#ffffff" fo:color="#2b91af"/>
    </style:style>
    <style:style style:name="T198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199" style:family="text">
      <style:text-properties fo:font-size="9.50pt" fo:font-weight="normal" fo:font-family="'Cascadia Mono'" style:font-family-asian="'Cascadia Mono'" style:font-family-complex="'Cascadia Mono'" fo:background-color="#ffffff" fo:color="#2b91af"/>
    </style:style>
    <style:style style:name="T200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01" style:family="text">
      <style:text-properties fo:font-size="9.50pt" fo:font-weight="normal" fo:font-family="'Cascadia Mono'" style:font-family-asian="'Cascadia Mono'" style:font-family-complex="'Cascadia Mono'" fo:background-color="#ffffff" fo:color="#2b91af"/>
    </style:style>
    <style:style style:name="T202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03" style:family="text">
      <style:text-properties fo:font-size="9.50pt" fo:font-weight="normal" fo:font-family="'Cascadia Mono'" style:font-family-asian="'Cascadia Mono'" style:font-family-complex="'Cascadia Mono'" fo:background-color="#ffffff" fo:color="#2b91af"/>
    </style:style>
    <style:style style:name="T204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07" style:family="text">
      <style:text-properties fo:font-size="9.50pt" fo:font-weight="normal" fo:font-family="'Cascadia Mono'" style:font-family-asian="'Cascadia Mono'" style:font-family-complex="'Cascadia Mono'" fo:background-color="#ffffff" fo:color="#2b91af"/>
    </style:style>
    <style:style style:name="T208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11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212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213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214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215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216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217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218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219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220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9.50pt" fo:font-weight="normal" fo:font-family="'Cascadia Mono'" style:font-family-asian="'Cascadia Mono'" style:font-family-complex="'Cascadia Mono'" fo:background-color="#ffffff" fo:color="#808080"/>
    </style:style>
    <style:style style:name="T223" style:family="text">
      <style:text-properties fo:font-size="9.50pt" fo:font-weight="normal" fo:font-family="'Cascadia Mono'" style:font-family-asian="'Cascadia Mono'" style:font-family-complex="'Cascadia Mono'" fo:background-color="#ffffff" fo:color="#a31515"/>
    </style:style>
    <style:style style:name="T224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225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26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227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28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229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30" style:family="text">
      <style:text-properties fo:font-size="9.50pt" fo:font-weight="normal" fo:font-family="'Cascadia Mono'" style:font-family-asian="'Cascadia Mono'" style:font-family-complex="'Cascadia Mono'" fo:background-color="#ffffff" fo:color="#2b91af"/>
    </style:style>
    <style:style style:name="T231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32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233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34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235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36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237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38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239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40" style:family="text">
      <style:text-properties fo:font-size="9.50pt" fo:font-weight="normal" fo:font-family="'Cascadia Mono'" style:font-family-asian="'Cascadia Mono'" style:font-family-complex="'Cascadia Mono'" fo:background-color="#ffffff" fo:color="#2b91af"/>
    </style:style>
    <style:style style:name="T241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42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243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44" style:family="text">
      <style:text-properties fo:font-size="9.50pt" fo:font-weight="normal" fo:font-family="'Cascadia Mono'" style:font-family-asian="'Cascadia Mono'" style:font-family-complex="'Cascadia Mono'" fo:background-color="#ffffff" fo:color="#2b91af"/>
    </style:style>
    <style:style style:name="T245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46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247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48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249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50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251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52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253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54" style:family="text">
      <style:text-properties fo:font-size="9.50pt" fo:font-weight="normal" fo:font-family="'Cascadia Mono'" style:font-family-asian="'Cascadia Mono'" style:font-family-complex="'Cascadia Mono'" fo:background-color="#ffffff" fo:color="#a31515"/>
    </style:style>
    <style:style style:name="T255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56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257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58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259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60" style:family="text">
      <style:text-properties fo:font-size="9.50pt" fo:font-weight="normal" fo:font-family="'Cascadia Mono'" style:font-family-asian="'Cascadia Mono'" style:font-family-complex="'Cascadia Mono'" fo:background-color="#ffffff" fo:color="#a31515"/>
    </style:style>
    <style:style style:name="T261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62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263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64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265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270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71" style:family="text">
      <style:text-properties fo:font-size="9.50pt" fo:font-weight="normal" fo:font-family="'Cascadia Mono'" style:font-family-asian="'Cascadia Mono'" style:font-family-complex="'Cascadia Mono'" fo:background-color="#ffffff" fo:color="#2b91af"/>
    </style:style>
    <style:style style:name="T272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73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274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75" style:family="text">
      <style:text-properties fo:font-size="9.50pt" fo:font-weight="normal" fo:font-family="'Cascadia Mono'" style:font-family-asian="'Cascadia Mono'" style:font-family-complex="'Cascadia Mono'" fo:background-color="#ffffff" fo:color="#2b91af"/>
    </style:style>
    <style:style style:name="T276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77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278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79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280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81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282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83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284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85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286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87" style:family="text">
      <style:text-properties fo:font-size="9.50pt" fo:font-weight="normal" fo:font-family="'Cascadia Mono'" style:font-family-asian="'Cascadia Mono'" style:font-family-complex="'Cascadia Mono'" fo:background-color="#ffffff" fo:color="#a31515"/>
    </style:style>
    <style:style style:name="T288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89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290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91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292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93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294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95" style:family="text">
      <style:text-properties fo:font-size="9.50pt" fo:font-weight="normal" fo:font-family="'Cascadia Mono'" style:font-family-asian="'Cascadia Mono'" style:font-family-complex="'Cascadia Mono'" fo:background-color="#ffffff" fo:color="#a31515"/>
    </style:style>
    <style:style style:name="T296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97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298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299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300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303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304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305" style:family="text">
      <style:text-properties fo:font-size="9.50pt" fo:font-weight="normal" fo:font-family="'Cascadia Mono'" style:font-family-asian="'Cascadia Mono'" style:font-family-complex="'Cascadia Mono'" fo:background-color="#ffffff" fo:color="#2b91af"/>
    </style:style>
    <style:style style:name="T306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307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308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309" style:family="text">
      <style:text-properties fo:font-size="9.50pt" fo:font-weight="normal" fo:font-family="'Cascadia Mono'" style:font-family-asian="'Cascadia Mono'" style:font-family-complex="'Cascadia Mono'" fo:background-color="#ffffff" fo:color="#2b91af"/>
    </style:style>
    <style:style style:name="T310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311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312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313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314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315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316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317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318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319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320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321" style:family="text">
      <style:text-properties fo:font-size="9.50pt" fo:font-weight="normal" fo:font-family="'Cascadia Mono'" style:font-family-asian="'Cascadia Mono'" style:font-family-complex="'Cascadia Mono'" fo:background-color="#ffffff" fo:color="#a31515"/>
    </style:style>
    <style:style style:name="T322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323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324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325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326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327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328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329" style:family="text">
      <style:text-properties fo:font-size="9.50pt" fo:font-weight="normal" fo:font-family="'Cascadia Mono'" style:font-family-asian="'Cascadia Mono'" style:font-family-complex="'Cascadia Mono'" fo:background-color="#ffffff" fo:color="#a31515"/>
    </style:style>
    <style:style style:name="T330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331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332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333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334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339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340" style:family="text">
      <style:text-properties fo:font-size="9.50pt" fo:font-weight="normal" fo:font-family="'Cascadia Mono'" style:font-family-asian="'Cascadia Mono'" style:font-family-complex="'Cascadia Mono'" fo:background-color="#ffffff" fo:color="#2b91af"/>
    </style:style>
    <style:style style:name="T341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342" style:family="text">
      <style:text-properties fo:font-size="9.50pt" fo:font-weight="normal" fo:font-family="'Cascadia Mono'" style:font-family-asian="'Cascadia Mono'" style:font-family-complex="'Cascadia Mono'" fo:background-color="#ffffff" fo:color="#2b91af"/>
    </style:style>
    <style:style style:name="T343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344" style:family="text">
      <style:text-properties fo:font-size="9.50pt" fo:font-weight="normal" fo:font-family="'Cascadia Mono'" style:font-family-asian="'Cascadia Mono'" style:font-family-complex="'Cascadia Mono'" fo:background-color="#ffffff" fo:color="#2b91af"/>
    </style:style>
    <style:style style:name="T345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346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347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348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349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350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351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352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353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354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355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356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357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3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9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360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361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362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363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364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365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366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367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368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369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0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381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382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383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384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385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386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387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388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389" style:family="text">
      <style:text-properties fo:font-size="12.00pt" fo:font-weight="normal" fo:font-family="'Times New Roman'" style:font-family-asian="'Times New Roman'" style:font-family-complex="'Times New Roman'" fo:background-color="transparent" fo:color="#4472c4"/>
    </style:style>
    <style:style style:name="T390" style:family="text">
      <style:text-properties fo:font-size="9.50pt" fo:font-weight="normal" fo:font-family="'Cascadia Mono'" style:font-family-asian="'Cascadia Mono'" style:font-family-complex="'Cascadia Mono'" fo:background-color="#ffffff" fo:color="#808080"/>
    </style:style>
    <style:style style:name="T391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392" style:family="text">
      <style:text-properties fo:font-size="9.50pt" fo:font-weight="normal" fo:font-family="'Cascadia Mono'" style:font-family-asian="'Cascadia Mono'" style:font-family-complex="'Cascadia Mono'" fo:background-color="#ffffff" fo:color="#a31515"/>
    </style:style>
    <style:style style:name="T393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394" style:family="text">
      <style:text-properties fo:font-size="9.50pt" fo:font-weight="normal" fo:font-family="'Cascadia Mono'" style:font-family-asian="'Cascadia Mono'" style:font-family-complex="'Cascadia Mono'" fo:background-color="#ffffff" fo:color="#808080"/>
    </style:style>
    <style:style style:name="T395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396" style:family="text">
      <style:text-properties fo:font-size="9.50pt" fo:font-weight="normal" fo:font-family="'Cascadia Mono'" style:font-family-asian="'Cascadia Mono'" style:font-family-complex="'Cascadia Mono'" fo:background-color="#ffffff" fo:color="#a31515"/>
    </style:style>
    <style:style style:name="T397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398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399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00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401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02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403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04" style:family="text">
      <style:text-properties fo:font-size="9.50pt" fo:font-weight="normal" fo:font-family="'Cascadia Mono'" style:font-family-asian="'Cascadia Mono'" style:font-family-complex="'Cascadia Mono'" fo:background-color="#ffffff" fo:color="#2b91af"/>
    </style:style>
    <style:style style:name="T405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06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407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08" style:family="text">
      <style:text-properties fo:font-size="9.50pt" fo:font-weight="normal" fo:font-family="'Cascadia Mono'" style:font-family-asian="'Cascadia Mono'" style:font-family-complex="'Cascadia Mono'" fo:background-color="#ffffff" fo:color="#2b91af"/>
    </style:style>
    <style:style style:name="T409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10" style:family="text">
      <style:text-properties fo:font-size="9.50pt" fo:font-weight="normal" fo:font-family="'Cascadia Mono'" style:font-family-asian="'Cascadia Mono'" style:font-family-complex="'Cascadia Mono'" fo:background-color="#ffffff" fo:color="#2b91af"/>
    </style:style>
    <style:style style:name="T411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12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413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14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415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16" style:family="text">
      <style:text-properties fo:font-size="9.50pt" fo:font-weight="normal" fo:font-family="'Cascadia Mono'" style:font-family-asian="'Cascadia Mono'" style:font-family-complex="'Cascadia Mono'" fo:background-color="#ffffff" fo:color="#008000"/>
    </style:style>
    <style:style style:name="T417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18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419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20" style:family="text">
      <style:text-properties fo:font-size="9.50pt" fo:font-weight="normal" fo:font-family="'Cascadia Mono'" style:font-family-asian="'Cascadia Mono'" style:font-family-complex="'Cascadia Mono'" fo:background-color="#ffffff" fo:color="#a31515"/>
    </style:style>
    <style:style style:name="T421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22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423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24" style:family="text">
      <style:text-properties fo:font-size="9.50pt" fo:font-weight="normal" fo:font-family="'Cascadia Mono'" style:font-family-asian="'Cascadia Mono'" style:font-family-complex="'Cascadia Mono'" fo:background-color="#ffffff" fo:color="#a31515"/>
    </style:style>
    <style:style style:name="T425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26" style:family="text">
      <style:text-properties fo:font-size="9.50pt" fo:font-weight="normal" fo:font-family="'Cascadia Mono'" style:font-family-asian="'Cascadia Mono'" style:font-family-complex="'Cascadia Mono'" fo:background-color="#ffffff" fo:color="#008000"/>
    </style:style>
    <style:style style:name="T427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28" style:family="text">
      <style:text-properties fo:font-size="9.50pt" fo:font-weight="normal" fo:font-family="'Cascadia Mono'" style:font-family-asian="'Cascadia Mono'" style:font-family-complex="'Cascadia Mono'" fo:background-color="#ffffff" fo:color="#2b91af"/>
    </style:style>
    <style:style style:name="T429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30" style:family="text">
      <style:text-properties fo:font-size="9.50pt" fo:font-weight="normal" fo:font-family="'Cascadia Mono'" style:font-family-asian="'Cascadia Mono'" style:font-family-complex="'Cascadia Mono'" fo:background-color="#ffffff" fo:color="#808080"/>
    </style:style>
    <style:style style:name="T431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32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433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34" style:family="text">
      <style:text-properties fo:font-size="9.50pt" fo:font-weight="normal" fo:font-family="'Cascadia Mono'" style:font-family-asian="'Cascadia Mono'" style:font-family-complex="'Cascadia Mono'" fo:background-color="#ffffff" fo:color="#808080"/>
    </style:style>
    <style:style style:name="T435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36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437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38" style:family="text">
      <style:text-properties fo:font-size="9.50pt" fo:font-weight="normal" fo:font-family="'Cascadia Mono'" style:font-family-asian="'Cascadia Mono'" style:font-family-complex="'Cascadia Mono'" fo:background-color="#ffffff" fo:color="#a31515"/>
    </style:style>
    <style:style style:name="T439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40" style:family="text">
      <style:text-properties fo:font-size="9.50pt" fo:font-weight="normal" fo:font-family="'Cascadia Mono'" style:font-family-asian="'Cascadia Mono'" style:font-family-complex="'Cascadia Mono'" fo:background-color="#ffffff" fo:color="#008000"/>
    </style:style>
    <style:style style:name="T441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42" style:family="text">
      <style:text-properties fo:font-size="9.50pt" fo:font-weight="normal" fo:font-family="'Cascadia Mono'" style:font-family-asian="'Cascadia Mono'" style:font-family-complex="'Cascadia Mono'" fo:background-color="#ffffff" fo:color="#2b91af"/>
    </style:style>
    <style:style style:name="T443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44" style:family="text">
      <style:text-properties fo:font-size="9.50pt" fo:font-weight="normal" fo:font-family="'Cascadia Mono'" style:font-family-asian="'Cascadia Mono'" style:font-family-complex="'Cascadia Mono'" fo:background-color="#ffffff" fo:color="#808080"/>
    </style:style>
    <style:style style:name="T445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46" style:family="text">
      <style:text-properties fo:font-size="9.50pt" fo:font-weight="normal" fo:font-family="'Cascadia Mono'" style:font-family-asian="'Cascadia Mono'" style:font-family-complex="'Cascadia Mono'" fo:background-color="#ffffff" fo:color="#2b91af"/>
    </style:style>
    <style:style style:name="T447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48" style:family="text">
      <style:text-properties fo:font-size="9.50pt" fo:font-weight="normal" fo:font-family="'Cascadia Mono'" style:font-family-asian="'Cascadia Mono'" style:font-family-complex="'Cascadia Mono'" fo:background-color="#ffffff" fo:color="#808080"/>
    </style:style>
    <style:style style:name="T449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50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451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52" style:family="text">
      <style:text-properties fo:font-size="9.50pt" fo:font-weight="normal" fo:font-family="'Cascadia Mono'" style:font-family-asian="'Cascadia Mono'" style:font-family-complex="'Cascadia Mono'" fo:background-color="#ffffff" fo:color="#808080"/>
    </style:style>
    <style:style style:name="T453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54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455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56" style:family="text">
      <style:text-properties fo:font-size="9.50pt" fo:font-weight="normal" fo:font-family="'Cascadia Mono'" style:font-family-asian="'Cascadia Mono'" style:font-family-complex="'Cascadia Mono'" fo:background-color="#ffffff" fo:color="#808080"/>
    </style:style>
    <style:style style:name="T457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58" style:family="text">
      <style:text-properties fo:font-size="9.50pt" fo:font-weight="normal" fo:font-family="'Cascadia Mono'" style:font-family-asian="'Cascadia Mono'" style:font-family-complex="'Cascadia Mono'" fo:background-color="#ffffff" fo:color="#008000"/>
    </style:style>
    <style:style style:name="T459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60" style:family="text">
      <style:text-properties fo:font-size="9.50pt" fo:font-weight="normal" fo:font-family="'Cascadia Mono'" style:font-family-asian="'Cascadia Mono'" style:font-family-complex="'Cascadia Mono'" fo:background-color="#ffffff" fo:color="#2b91af"/>
    </style:style>
    <style:style style:name="T461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62" style:family="text">
      <style:text-properties fo:font-size="9.50pt" fo:font-weight="normal" fo:font-family="'Cascadia Mono'" style:font-family-asian="'Cascadia Mono'" style:font-family-complex="'Cascadia Mono'" fo:background-color="#ffffff" fo:color="#808080"/>
    </style:style>
    <style:style style:name="T463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64" style:family="text">
      <style:text-properties fo:font-size="9.50pt" fo:font-weight="normal" fo:font-family="'Cascadia Mono'" style:font-family-asian="'Cascadia Mono'" style:font-family-complex="'Cascadia Mono'" fo:background-color="#ffffff" fo:color="#2b91af"/>
    </style:style>
    <style:style style:name="T465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66" style:family="text">
      <style:text-properties fo:font-size="9.50pt" fo:font-weight="normal" fo:font-family="'Cascadia Mono'" style:font-family-asian="'Cascadia Mono'" style:font-family-complex="'Cascadia Mono'" fo:background-color="#ffffff" fo:color="#808080"/>
    </style:style>
    <style:style style:name="T467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68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469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70" style:family="text">
      <style:text-properties fo:font-size="9.50pt" fo:font-weight="normal" fo:font-family="'Cascadia Mono'" style:font-family-asian="'Cascadia Mono'" style:font-family-complex="'Cascadia Mono'" fo:background-color="#ffffff" fo:color="#808080"/>
    </style:style>
    <style:style style:name="T471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72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473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74" style:family="text">
      <style:text-properties fo:font-size="9.50pt" fo:font-weight="normal" fo:font-family="'Cascadia Mono'" style:font-family-asian="'Cascadia Mono'" style:font-family-complex="'Cascadia Mono'" fo:background-color="#ffffff" fo:color="#808080"/>
    </style:style>
    <style:style style:name="T475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76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477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78" style:family="text">
      <style:text-properties fo:font-size="9.50pt" fo:font-weight="normal" fo:font-family="'Cascadia Mono'" style:font-family-asian="'Cascadia Mono'" style:font-family-complex="'Cascadia Mono'" fo:background-color="#ffffff" fo:color="#808080"/>
    </style:style>
    <style:style style:name="T479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80" style:family="text">
      <style:text-properties fo:font-size="9.50pt" fo:font-weight="normal" fo:font-family="'Cascadia Mono'" style:font-family-asian="'Cascadia Mono'" style:font-family-complex="'Cascadia Mono'" fo:background-color="#ffffff" fo:color="#808080"/>
    </style:style>
    <style:style style:name="T481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82" style:family="text">
      <style:text-properties fo:font-size="9.50pt" fo:font-weight="normal" fo:font-family="'Cascadia Mono'" style:font-family-asian="'Cascadia Mono'" style:font-family-complex="'Cascadia Mono'" fo:background-color="#ffffff" fo:color="#008000"/>
    </style:style>
    <style:style style:name="T483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84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485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86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487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88" style:family="text">
      <style:text-properties fo:font-size="9.50pt" fo:font-weight="normal" fo:font-family="'Cascadia Mono'" style:font-family-asian="'Cascadia Mono'" style:font-family-complex="'Cascadia Mono'" fo:background-color="#ffffff" fo:color="#a31515"/>
    </style:style>
    <style:style style:name="T489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90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491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92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493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94" style:family="text">
      <style:text-properties fo:font-size="9.50pt" fo:font-weight="normal" fo:font-family="'Cascadia Mono'" style:font-family-asian="'Cascadia Mono'" style:font-family-complex="'Cascadia Mono'" fo:background-color="#ffffff" fo:color="#a31515"/>
    </style:style>
    <style:style style:name="T495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96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497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498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499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500" style:family="text">
      <style:text-properties fo:font-size="9.50pt" fo:font-weight="normal" fo:font-family="'Cascadia Mono'" style:font-family-asian="'Cascadia Mono'" style:font-family-complex="'Cascadia Mono'" fo:background-color="#ffffff" fo:color="#a31515"/>
    </style:style>
    <style:style style:name="T501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502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503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504" style:family="text">
      <style:text-properties fo:font-size="9.50pt" fo:font-weight="normal" fo:font-family="'Cascadia Mono'" style:font-family-asian="'Cascadia Mono'" style:font-family-complex="'Cascadia Mono'" fo:background-color="#ffffff" fo:color="#008080"/>
    </style:style>
    <style:style style:name="T505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506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507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508" style:family="text">
      <style:text-properties fo:font-size="9.50pt" fo:font-weight="normal" fo:font-family="'Cascadia Mono'" style:font-family-asian="'Cascadia Mono'" style:font-family-complex="'Cascadia Mono'" fo:background-color="#ffffff" fo:color="#008000"/>
    </style:style>
    <style:style style:name="T509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510" style:family="text">
      <style:text-properties fo:font-size="9.50pt" fo:font-weight="normal" fo:font-family="'Cascadia Mono'" style:font-family-asian="'Cascadia Mono'" style:font-family-complex="'Cascadia Mono'" fo:background-color="#ffffff" fo:color="#2b91af"/>
    </style:style>
    <style:style style:name="T511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512" style:family="text">
      <style:text-properties fo:font-size="9.50pt" fo:font-weight="normal" fo:font-family="'Cascadia Mono'" style:font-family-asian="'Cascadia Mono'" style:font-family-complex="'Cascadia Mono'" fo:background-color="#ffffff" fo:color="#2b91af"/>
    </style:style>
    <style:style style:name="T513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514" style:family="text">
      <style:text-properties fo:font-size="9.50pt" fo:font-weight="normal" fo:font-family="'Cascadia Mono'" style:font-family-asian="'Cascadia Mono'" style:font-family-complex="'Cascadia Mono'" fo:background-color="#ffffff" fo:color="#a31515"/>
    </style:style>
    <style:style style:name="T515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516" style:family="text">
      <style:text-properties fo:font-size="9.50pt" fo:font-weight="normal" fo:font-family="'Cascadia Mono'" style:font-family-asian="'Cascadia Mono'" style:font-family-complex="'Cascadia Mono'" fo:background-color="#ffffff" fo:color="#2b91af"/>
    </style:style>
    <style:style style:name="T517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518" style:family="text">
      <style:text-properties fo:font-size="9.50pt" fo:font-weight="normal" fo:font-family="'Cascadia Mono'" style:font-family-asian="'Cascadia Mono'" style:font-family-complex="'Cascadia Mono'" fo:background-color="#ffffff" fo:color="#a31515"/>
    </style:style>
    <style:style style:name="T519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520" style:family="text">
      <style:text-properties fo:font-size="9.50pt" fo:font-weight="normal" fo:font-family="'Cascadia Mono'" style:font-family-asian="'Cascadia Mono'" style:font-family-complex="'Cascadia Mono'" fo:background-color="#ffffff" fo:color="#a31515"/>
    </style:style>
    <style:style style:name="T521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522" style:family="text">
      <style:text-properties fo:font-size="9.50pt" fo:font-weight="normal" fo:font-family="'Cascadia Mono'" style:font-family-asian="'Cascadia Mono'" style:font-family-complex="'Cascadia Mono'" fo:background-color="#ffffff" fo:color="#2b91af"/>
    </style:style>
    <style:style style:name="T523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524" style:family="text">
      <style:text-properties fo:font-size="9.50pt" fo:font-weight="normal" fo:font-family="'Cascadia Mono'" style:font-family-asian="'Cascadia Mono'" style:font-family-complex="'Cascadia Mono'" fo:background-color="#ffffff" fo:color="#a31515"/>
    </style:style>
    <style:style style:name="T525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526" style:family="text">
      <style:text-properties fo:font-size="9.50pt" fo:font-weight="normal" fo:font-family="'Cascadia Mono'" style:font-family-asian="'Cascadia Mono'" style:font-family-complex="'Cascadia Mono'" fo:background-color="#ffffff" fo:color="#a31515"/>
    </style:style>
    <style:style style:name="T527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528" style:family="text">
      <style:text-properties fo:font-size="9.50pt" fo:font-weight="normal" fo:font-family="'Cascadia Mono'" style:font-family-asian="'Cascadia Mono'" style:font-family-complex="'Cascadia Mono'" fo:background-color="#ffffff" fo:color="#008000"/>
    </style:style>
    <style:style style:name="T529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530" style:family="text">
      <style:text-properties fo:font-size="9.50pt" fo:font-weight="normal" fo:font-family="'Cascadia Mono'" style:font-family-asian="'Cascadia Mono'" style:font-family-complex="'Cascadia Mono'" fo:background-color="#ffffff" fo:color="#0000ff"/>
    </style:style>
    <style:style style:name="T531" style:family="text">
      <style:text-properties fo:font-size="9.50pt" fo:font-weight="normal" fo:font-family="'Cascadia Mono'" style:font-family-asian="'Cascadia Mono'" style:font-family-complex="'Cascadia Mono'" fo:background-color="#ffffff" fo:color="#000000"/>
    </style:style>
    <style:style style:name="T5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3" style:family="text">
      <style:text-properties fo:font-size="12.00pt" fo:font-weight="bold" fo:font-family="'Times New Roman'" style:font-family-asian="'Times New Roman'" style:font-family-complex="'Times New Roman'" fo:background-color="transparent" fo:color="#4472c4"/>
    </style:style>
    <style:style style:name="T5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108.00pt" fo:text-indent="36.00pt" fo:margin-bottom="8.00pt"/>
    </style:style>
    <style:style style:name="P2" style:family="paragraph">
      <style:paragraph-properties fo:line-height="100.00%" fo:text-align="left" fo:margin-bottom="8.00pt"/>
    </style:style>
    <text:list-style style:name="L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bottom="8.00pt">
        <style:tab-stops>
          <style:tab-stop style:position="838734.80pt"/>
        </style:tab-stops>
      </style:paragraph-properties>
    </style:style>
    <style:style style:name="P4" style:family="paragraph">
      <style:paragraph-properties fo:line-height="100.00%" fo:text-align="left" fo:margin-left="36.00pt" fo:text-indent="0.00pt" fo:margin-bottom="8.00pt">
        <style:tab-stops>
          <style:tab-stop style:position="838734.80pt"/>
        </style:tab-stops>
      </style:paragraph-properties>
    </style:style>
    <style:style style:name="P5" style:family="paragraph">
      <style:paragraph-properties fo:line-height="100.00%" fo:text-align="left" fo:margin-left="72.00pt" fo:text-indent="0.00pt" fo:margin-bottom="8.00pt"/>
    </style:style>
    <style:style style:name="P6" style:family="paragraph">
      <style:paragraph-properties fo:line-height="100.00%" fo:text-align="left" fo:margin-left="72.00pt" fo:text-indent="0.00pt" fo:margin-bottom="8.00pt">
        <style:tab-stops>
          <style:tab-stop style:position="-126.00pt"/>
        </style:tab-stops>
      </style:paragraph-properties>
    </style:style>
    <style:style style:name="P7" style:family="paragraph">
      <style:paragraph-properties fo:line-height="100.00%" fo:text-align="left" fo:margin-bottom="8.00pt">
        <style:tab-stops>
          <style:tab-stop style:position="838734.80pt"/>
        </style:tab-stops>
      </style:paragraph-properties>
    </style:style>
    <style:style style:name="P8" style:family="paragraph">
      <style:paragraph-properties fo:line-height="100.00%" fo:text-align="left" fo:margin-left="36.00pt" fo:text-indent="0.00pt" fo:margin-bottom="8.00pt">
        <style:tab-stops>
          <style:tab-stop style:position="838734.80pt"/>
        </style:tab-stops>
      </style:paragraph-properties>
    </style:style>
    <style:style style:name="P9" style:family="paragraph">
      <style:paragraph-properties fo:line-height="100.00%" fo:text-align="left" fo:margin-left="0.00pt" fo:text-indent="18.00pt" fo:margin-bottom="8.00pt"/>
    </style:style>
    <text:list-style style:name="L10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 fo:margin-bottom="8.00pt">
        <style:tab-stops>
          <style:tab-stop style:position="838734.80pt"/>
        </style:tab-stops>
      </style:paragraph-properties>
    </style:style>
    <style:style style:name="P11" style:family="paragraph">
      <style:paragraph-properties fo:line-height="100.00%" fo:text-align="left" fo:margin-left="21.00pt" fo:text-indent="0.00pt" fo:margin-bottom="8.00pt"/>
    </style:style>
    <style:style style:name="P12" style:family="paragraph">
      <style:paragraph-properties fo:line-height="100.00%" fo:text-align="left" fo:margin-bottom="8.00pt"/>
    </style:style>
    <text:list-style style:name="L1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 fo:margin-bottom="8.00pt">
        <style:tab-stops>
          <style:tab-stop style:position="838788.80pt"/>
        </style:tab-stops>
      </style:paragraph-properties>
    </style:style>
    <style:style style:name="P14" style:family="paragraph">
      <style:paragraph-properties fo:line-height="100.00%" fo:text-align="left" fo:margin-bottom="8.00pt"/>
    </style:style>
    <text:list-style style:name="L15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 fo:margin-bottom="8.00pt">
        <style:tab-stops>
          <style:tab-stop style:position="838734.80pt"/>
        </style:tab-stops>
      </style:paragraph-properties>
    </style:style>
    <style:style style:name="P16" style:family="paragraph">
      <style:paragraph-properties fo:line-height="100.00%" fo:text-align="left" fo:margin-left="36.00pt" fo:text-indent="0.00pt" fo:margin-bottom="8.00pt">
        <style:tab-stops>
          <style:tab-stop style:position="838734.80pt"/>
        </style:tab-stops>
      </style:paragraph-properties>
    </style:style>
    <style:style style:name="P17" style:family="paragraph">
      <style:paragraph-properties fo:line-height="100.00%" fo:text-align="left" fo:margin-left="72.00pt" fo:text-indent="0.00pt" fo:margin-bottom="8.00pt">
        <style:tab-stops>
          <style:tab-stop style:position="-126.00pt"/>
        </style:tab-stops>
      </style:paragraph-properties>
    </style:style>
    <style:style style:name="P18" style:family="paragraph">
      <style:paragraph-properties fo:line-height="100.00%" fo:text-align="left" fo:margin-bottom="8.00pt">
        <style:tab-stops>
          <style:tab-stop style:position="838734.80pt"/>
        </style:tab-stops>
      </style:paragraph-properties>
    </style:style>
    <style:style style:name="P19" style:family="paragraph">
      <style:paragraph-properties fo:line-height="100.00%" fo:text-align="left" fo:margin-bottom="8.00pt"/>
    </style:style>
    <text:list-style style:name="L20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bottom="8.00pt">
        <style:tab-stops>
          <style:tab-stop style:position="838734.80pt"/>
        </style:tab-stops>
      </style:paragraph-properties>
    </style:style>
    <style:style style:name="P21" style:family="paragraph">
      <style:paragraph-properties fo:line-height="100.00%" fo:text-align="left" fo:margin-left="15.00pt" fo:text-indent="0.00pt" fo:margin-bottom="8.00pt"/>
    </style:style>
    <style:style style:name="P22" style:family="paragraph">
      <style:paragraph-properties fo:line-height="100.00%" fo:text-align="left" fo:margin-bottom="8.00pt"/>
    </style:style>
    <text:list-style style:name="L2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left" fo:margin-bottom="8.00pt">
        <style:tab-stops>
          <style:tab-stop style:position="838788.80pt"/>
        </style:tab-stops>
      </style:paragraph-properties>
    </style:style>
    <style:style style:name="P24" style:family="paragraph">
      <style:paragraph-properties fo:line-height="100.00%" fo:text-align="left" fo:margin-bottom="8.00pt"/>
    </style:style>
    <text:list-style style:name="L25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left" fo:margin-bottom="8.00pt">
        <style:tab-stops>
          <style:tab-stop style:position="838734.80pt"/>
        </style:tab-stops>
      </style:paragraph-properties>
    </style:style>
    <style:style style:name="P26" style:family="paragraph">
      <style:paragraph-properties fo:line-height="100.00%" fo:text-align="left" fo:margin-left="36.00pt" fo:text-indent="0.00pt" fo:margin-bottom="8.00pt">
        <style:tab-stops>
          <style:tab-stop style:position="838734.80pt"/>
        </style:tab-stops>
      </style:paragraph-properties>
    </style:style>
    <style:style style:name="P27" style:family="paragraph">
      <style:paragraph-properties fo:line-height="100.00%" fo:text-align="left" fo:margin-left="72.00pt" fo:text-indent="0.00pt" fo:margin-bottom="8.00pt">
        <style:tab-stops>
          <style:tab-stop style:position="-126.00pt"/>
        </style:tab-stops>
      </style:paragraph-properties>
    </style:style>
    <style:style style:name="P28" style:family="paragraph">
      <style:paragraph-properties fo:line-height="100.00%" fo:text-align="left" fo:margin-bottom="8.00pt">
        <style:tab-stops>
          <style:tab-stop style:position="838734.80pt"/>
        </style:tab-stops>
      </style:paragraph-properties>
    </style:style>
    <style:style style:name="P29" style:family="paragraph">
      <style:paragraph-properties fo:line-height="100.00%" fo:text-align="left" fo:margin-bottom="8.00pt"/>
    </style:style>
    <text:list-style style:name="L30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0" style:family="paragraph">
      <style:paragraph-properties fo:line-height="100.00%" fo:text-align="left" fo:margin-bottom="8.00pt">
        <style:tab-stops>
          <style:tab-stop style:position="838734.80pt"/>
        </style:tab-stops>
      </style:paragraph-properties>
    </style:style>
    <style:style style:name="P31" style:family="paragraph">
      <style:paragraph-properties fo:line-height="100.00%" fo:text-align="left" fo:margin-left="12.00pt" fo:text-indent="0.00pt" fo:margin-bottom="8.00pt"/>
    </style:style>
    <style:style style:name="P32" style:family="paragraph">
      <style:paragraph-properties fo:line-height="100.00%" fo:text-align="left" fo:margin-bottom="8.00pt"/>
    </style:style>
    <text:list-style style:name="L3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3" style:family="paragraph">
      <style:paragraph-properties fo:line-height="100.00%" fo:text-align="left" fo:margin-bottom="8.00pt">
        <style:tab-stops>
          <style:tab-stop style:position="838788.80pt"/>
        </style:tab-stops>
      </style:paragraph-properties>
    </style:style>
    <style:style style:name="P34" style:family="paragraph">
      <style:paragraph-properties fo:line-height="100.00%" fo:text-align="left" fo:margin-bottom="8.00pt"/>
    </style:style>
    <text:list-style style:name="L35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5" style:family="paragraph">
      <style:paragraph-properties fo:line-height="100.00%" fo:text-align="left" fo:margin-bottom="8.00pt">
        <style:tab-stops>
          <style:tab-stop style:position="838734.80pt"/>
        </style:tab-stops>
      </style:paragraph-properties>
    </style:style>
    <style:style style:name="P36" style:family="paragraph">
      <style:paragraph-properties fo:line-height="100.00%" fo:text-align="left" fo:margin-left="36.00pt" fo:text-indent="0.00pt" fo:margin-bottom="8.00pt">
        <style:tab-stops>
          <style:tab-stop style:position="838734.80pt"/>
        </style:tab-stops>
      </style:paragraph-properties>
    </style:style>
    <style:style style:name="P37" style:family="paragraph">
      <style:paragraph-properties fo:line-height="100.00%" fo:text-align="left" fo:margin-bottom="8.00pt">
        <style:tab-stops>
          <style:tab-stop style:position="838734.80pt"/>
        </style:tab-stops>
      </style:paragraph-properties>
    </style:style>
    <style:style style:name="P38" style:family="paragraph">
      <style:paragraph-properties fo:line-height="100.00%" fo:text-align="left" fo:margin-left="36.00pt" fo:text-indent="0.00pt" fo:margin-bottom="8.00pt">
        <style:tab-stops>
          <style:tab-stop style:position="838734.80pt"/>
        </style:tab-stops>
      </style:paragraph-properties>
    </style:style>
    <style:style style:name="P39" style:family="paragraph">
      <style:paragraph-properties fo:line-height="100.00%" fo:text-align="left" fo:margin-left="72.00pt" fo:text-indent="0.00pt" fo:margin-bottom="8.00pt">
        <style:tab-stops>
          <style:tab-stop style:position="-126.00pt"/>
        </style:tab-stops>
      </style:paragraph-properties>
    </style:style>
    <style:style style:name="P40" style:family="paragraph">
      <style:paragraph-properties fo:line-height="100.00%" fo:text-align="left" fo:margin-bottom="8.00pt">
        <style:tab-stops>
          <style:tab-stop style:position="838734.80pt"/>
        </style:tab-stops>
      </style:paragraph-properties>
    </style:style>
    <style:style style:name="P41" style:family="paragraph">
      <style:paragraph-properties fo:line-height="100.00%" fo:text-align="left" fo:margin-left="36.00pt" fo:text-indent="0.00pt" fo:margin-bottom="8.00pt">
        <style:tab-stops>
          <style:tab-stop style:position="838734.80pt"/>
        </style:tab-stops>
      </style:paragraph-properties>
    </style:style>
    <style:style style:name="P42" style:family="paragraph">
      <style:paragraph-properties fo:line-height="100.00%" fo:text-align="left" fo:margin-bottom="8.00pt"/>
    </style:style>
    <text:list-style style:name="L4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3" style:family="paragraph">
      <style:paragraph-properties fo:line-height="100.00%" fo:text-align="left" fo:margin-bottom="8.00pt">
        <style:tab-stops>
          <style:tab-stop style:position="838788.80pt"/>
        </style:tab-stops>
      </style:paragraph-properties>
    </style:style>
    <style:style style:name="P44" style:family="paragraph">
      <style:paragraph-properties fo:line-height="100.00%" fo:text-align="left" fo:margin-bottom="8.00pt"/>
    </style:style>
    <text:list-style style:name="L4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5" style:family="paragraph">
      <style:paragraph-properties fo:line-height="100.00%" fo:text-align="left" fo:margin-bottom="8.00pt">
        <style:tab-stops>
          <style:tab-stop style:position="838788.80pt"/>
        </style:tab-stops>
      </style:paragraph-properties>
    </style:style>
    <style:style style:name="P46" style:family="paragraph">
      <style:paragraph-properties fo:line-height="100.00%" fo:text-align="left" fo:margin-bottom="8.00pt"/>
    </style:style>
    <text:list-style style:name="L4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7" style:family="paragraph">
      <style:paragraph-properties fo:line-height="100.00%" fo:text-align="left" fo:margin-bottom="8.00pt">
        <style:tab-stops>
          <style:tab-stop style:position="838788.80pt"/>
        </style:tab-stops>
      </style:paragraph-properties>
    </style:style>
    <style:style style:name="P48" style:family="paragraph">
      <style:paragraph-properties fo:line-height="100.00%" fo:text-align="left" fo:margin-left="36.00pt" fo:text-indent="0.00pt" fo:margin-bottom="8.00pt">
        <style:tab-stops>
          <style:tab-stop style:position="-72.00pt"/>
        </style:tab-stops>
      </style:paragraph-properties>
    </style:style>
    <style:style style:name="P49" style:family="paragraph">
      <style:paragraph-properties fo:line-height="100.00%" fo:text-align="left" fo:margin-bottom="8.00pt">
        <style:tab-stops>
          <style:tab-stop style:position="838788.80pt"/>
        </style:tab-stops>
      </style:paragraph-properties>
    </style:style>
    <style:style style:name="P50" style:family="paragraph">
      <style:paragraph-properties fo:line-height="100.00%" fo:text-align="left" fo:margin-left="36.00pt" fo:text-indent="0.00pt" fo:margin-bottom="8.00pt">
        <style:tab-stops>
          <style:tab-stop style:position="-72.00pt"/>
        </style:tab-stops>
      </style:paragraph-properties>
    </style:style>
    <style:style style:name="P51" style:family="paragraph">
      <style:paragraph-properties fo:line-height="100.00%" fo:text-align="left" fo:margin-bottom="8.00pt">
        <style:tab-stops>
          <style:tab-stop style:position="838788.80pt"/>
        </style:tab-stops>
      </style:paragraph-properties>
    </style:style>
    <style:style style:name="P52" style:family="paragraph">
      <style:paragraph-properties fo:line-height="100.00%" fo:text-align="left" fo:margin-bottom="8.00pt"/>
    </style:style>
    <text:list-style style:name="L5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3" style:family="paragraph">
      <style:paragraph-properties fo:line-height="100.00%" fo:text-align="left" fo:margin-bottom="8.00pt">
        <style:tab-stops>
          <style:tab-stop style:position="838788.80pt"/>
        </style:tab-stops>
      </style:paragraph-properties>
    </style:style>
    <style:style style:name="P54" style:family="paragraph">
      <style:paragraph-properties fo:line-height="100.00%" fo:text-align="left" fo:margin-bottom="8.00pt"/>
    </style:style>
    <text:list-style style:name="L5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5" style:family="paragraph">
      <style:paragraph-properties fo:line-height="100.00%" fo:text-align="left" fo:margin-bottom="8.00pt">
        <style:tab-stops>
          <style:tab-stop style:position="838788.80pt"/>
        </style:tab-stops>
      </style:paragraph-properties>
    </style:style>
    <style:style style:name="P56" style:family="paragraph">
      <style:paragraph-properties fo:line-height="100.00%" fo:text-align="left" fo:margin-bottom="8.00pt"/>
    </style:style>
    <text:list-style style:name="L5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7" style:family="paragraph">
      <style:paragraph-properties fo:line-height="100.00%" fo:text-align="left" fo:margin-bottom="8.00pt">
        <style:tab-stops>
          <style:tab-stop style:position="838788.80pt"/>
        </style:tab-stops>
      </style:paragraph-properties>
    </style:style>
    <style:style style:name="P58" style:family="paragraph">
      <style:paragraph-properties fo:line-height="100.00%" fo:text-align="left" fo:margin-left="36.00pt" fo:text-indent="0.00pt" fo:margin-bottom="8.00pt">
        <style:tab-stops>
          <style:tab-stop style:position="-72.00pt"/>
        </style:tab-stops>
      </style:paragraph-properties>
    </style:style>
    <style:style style:name="P59" style:family="paragraph">
      <style:paragraph-properties fo:line-height="100.00%" fo:text-align="left" fo:margin-bottom="8.00pt">
        <style:tab-stops>
          <style:tab-stop style:position="838788.80pt"/>
        </style:tab-stops>
      </style:paragraph-properties>
    </style:style>
    <style:style style:name="P60" style:family="paragraph">
      <style:paragraph-properties fo:line-height="100.00%" fo:text-align="left" fo:margin-left="36.00pt" fo:text-indent="0.00pt" fo:margin-bottom="8.00pt">
        <style:tab-stops>
          <style:tab-stop style:position="-72.00pt"/>
        </style:tab-stops>
      </style:paragraph-properties>
    </style:style>
    <style:style style:name="P61" style:family="paragraph">
      <style:paragraph-properties fo:line-height="100.00%" fo:text-align="left" fo:margin-bottom="8.00pt">
        <style:tab-stops>
          <style:tab-stop style:position="838788.80pt"/>
        </style:tab-stops>
      </style:paragraph-properties>
    </style:style>
    <style:style style:name="P62" style:family="paragraph">
      <style:paragraph-properties fo:line-height="100.00%" fo:text-align="left" fo:margin-bottom="8.00pt"/>
    </style:style>
    <text:list-style style:name="L6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3" style:family="paragraph">
      <style:paragraph-properties fo:line-height="100.00%" fo:text-align="left" fo:margin-bottom="8.00pt">
        <style:tab-stops>
          <style:tab-stop style:position="838788.80pt"/>
        </style:tab-stops>
      </style:paragraph-properties>
    </style:style>
    <style:style style:name="P64" style:family="paragraph">
      <style:paragraph-properties fo:line-height="100.00%" fo:text-align="left" fo:margin-bottom="8.00pt"/>
    </style:style>
    <text:list-style style:name="L6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5" style:family="paragraph">
      <style:paragraph-properties fo:line-height="100.00%" fo:text-align="left" fo:margin-bottom="8.00pt">
        <style:tab-stops>
          <style:tab-stop style:position="838788.80pt"/>
        </style:tab-stops>
      </style:paragraph-properties>
    </style:style>
    <style:style style:name="P66" style:family="paragraph">
      <style:paragraph-properties fo:line-height="100.00%" fo:text-align="left" fo:margin-bottom="8.00pt"/>
    </style:style>
    <text:list-style style:name="L6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7" style:family="paragraph">
      <style:paragraph-properties fo:line-height="100.00%" fo:text-align="left" fo:margin-bottom="8.00pt">
        <style:tab-stops>
          <style:tab-stop style:position="838788.80pt"/>
        </style:tab-stops>
      </style:paragraph-properties>
    </style:style>
    <style:style style:name="P68" style:family="paragraph">
      <style:paragraph-properties fo:line-height="100.00%" fo:text-align="left" fo:margin-left="36.00pt" fo:text-indent="0.00pt" fo:margin-bottom="8.00pt">
        <style:tab-stops>
          <style:tab-stop style:position="-72.00pt"/>
        </style:tab-stops>
      </style:paragraph-properties>
    </style:style>
    <style:style style:name="P69" style:family="paragraph">
      <style:paragraph-properties fo:line-height="100.00%" fo:text-align="left" fo:margin-bottom="8.00pt"/>
    </style:style>
    <text:list-style style:name="L7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0" style:family="paragraph">
      <style:paragraph-properties fo:line-height="100.00%" fo:text-align="left" fo:margin-bottom="8.00pt">
        <style:tab-stops>
          <style:tab-stop style:position="838788.80pt"/>
        </style:tab-stops>
      </style:paragraph-properties>
    </style:style>
    <style:style style:name="P71" style:family="paragraph">
      <style:paragraph-properties fo:line-height="100.00%" fo:text-align="left" fo:margin-bottom="8.00pt"/>
    </style:style>
    <text:list-style style:name="L7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2" style:family="paragraph">
      <style:paragraph-properties fo:line-height="100.00%" fo:text-align="left" fo:margin-bottom="8.00pt">
        <style:tab-stops>
          <style:tab-stop style:position="838788.80pt"/>
        </style:tab-stops>
      </style:paragraph-properties>
    </style:style>
    <style:style style:name="P73" style:family="paragraph">
      <style:paragraph-properties fo:line-height="100.00%" fo:text-align="left" fo:margin-left="6.00pt" fo:text-indent="0.00pt" fo:margin-bottom="8.00pt"/>
    </style:style>
    <style:style style:name="P74" style:family="paragraph">
      <style:paragraph-properties fo:line-height="100.00%" fo:text-align="left" fo:margin-bottom="8.00pt"/>
    </style:style>
    <text:list-style style:name="L7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5" style:family="paragraph">
      <style:paragraph-properties fo:line-height="100.00%" fo:text-align="left" fo:margin-bottom="8.00pt">
        <style:tab-stops>
          <style:tab-stop style:position="838788.80pt"/>
        </style:tab-stops>
      </style:paragraph-properties>
    </style:style>
    <style:style style:name="P76" style:family="paragraph">
      <style:paragraph-properties fo:line-height="100.00%" fo:text-align="left" fo:margin-bottom="8.00pt">
        <style:tab-stops>
          <style:tab-stop style:position="838824.80pt"/>
        </style:tab-stops>
      </style:paragraph-properties>
    </style:style>
    <style:style style:name="P77" style:family="paragraph">
      <style:paragraph-properties fo:line-height="100.00%" fo:text-align="left" fo:margin-bottom="8.00pt"/>
    </style:style>
    <text:list-style style:name="L78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78" style:family="paragraph">
      <style:paragraph-properties fo:line-height="100.00%" fo:text-align="left" fo:margin-bottom="8.00pt">
        <style:tab-stops>
          <style:tab-stop style:position="838734.80pt"/>
        </style:tab-stops>
      </style:paragraph-properties>
    </style:style>
    <style:style style:name="P79" style:family="paragraph">
      <style:paragraph-properties fo:line-height="100.00%" fo:text-align="left" fo:margin-left="12.00pt" fo:text-indent="0.00pt" fo:margin-bottom="8.00pt"/>
    </style:style>
    <style:style style:name="P80" style:family="paragraph">
      <style:paragraph-properties fo:line-height="100.00%" fo:text-align="left" fo:margin-bottom="8.00pt"/>
    </style:style>
    <text:list-style style:name="L81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81" style:family="paragraph">
      <style:paragraph-properties fo:line-height="100.00%" fo:text-align="left" fo:margin-bottom="8.00pt">
        <style:tab-stops>
          <style:tab-stop style:position="838752.80pt"/>
        </style:tab-stops>
      </style:paragraph-properties>
    </style:style>
    <style:style style:name="P82" style:family="paragraph">
      <style:paragraph-properties fo:line-height="100.00%" fo:text-align="left" fo:margin-bottom="8.00pt">
        <style:tab-stops>
          <style:tab-stop style:position="838806.80pt"/>
        </style:tab-stops>
      </style:paragraph-properties>
    </style:style>
    <style:style style:name="P83" style:family="paragraph">
      <style:paragraph-properties fo:line-height="100.00%" fo:text-align="left" fo:margin-bottom="8.00pt"/>
    </style:style>
    <text:list-style style:name="L84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84" style:family="paragraph">
      <style:paragraph-properties fo:line-height="100.00%" fo:text-align="left" fo:margin-bottom="8.00pt">
        <style:tab-stops>
          <style:tab-stop style:position="838734.80pt"/>
        </style:tab-stops>
      </style:paragraph-properties>
    </style:style>
    <style:style style:name="P85" style:family="paragraph">
      <style:paragraph-properties fo:line-height="100.00%" fo:text-align="left" fo:margin-left="18.00pt" fo:text-indent="0.00pt" fo:margin-bottom="8.00pt"/>
    </style:style>
    <style:style style:name="P86" style:family="paragraph">
      <style:paragraph-properties fo:line-height="100.00%" fo:text-align="left" fo:margin-bottom="8.00pt"/>
    </style:style>
    <text:list-style style:name="L87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87" style:family="paragraph">
      <style:paragraph-properties fo:line-height="100.00%" fo:text-align="left" fo:margin-bottom="8.00pt">
        <style:tab-stops>
          <style:tab-stop style:position="838752.80pt"/>
        </style:tab-stops>
      </style:paragraph-properties>
    </style:style>
    <style:style style:name="P88" style:family="paragraph">
      <style:paragraph-properties fo:line-height="100.00%" fo:text-align="left" fo:margin-bottom="8.00pt">
        <style:tab-stops>
          <style:tab-stop style:position="54.00pt"/>
        </style:tab-stops>
      </style:paragraph-properties>
    </style:style>
    <style:style style:name="P89" style:family="paragraph">
      <style:paragraph-properties fo:line-height="100.00%" fo:text-align="left" fo:margin-bottom="8.00pt"/>
    </style:style>
    <style:style style:name="P90" style:family="paragraph">
      <style:paragraph-properties fo:line-height="100.00%" fo:text-align="left" fo:margin-bottom="8.00pt">
        <style:tab-stops>
          <style:tab-stop style:position="54.00pt"/>
        </style:tab-stops>
      </style:paragraph-properties>
    </style:style>
    <style:style style:name="P91" style:family="paragraph">
      <style:paragraph-properties fo:line-height="100.00%" fo:text-align="left" fo:margin-bottom="8.00pt"/>
    </style:style>
    <text:list-style style:name="L92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92" style:family="paragraph">
      <style:paragraph-properties fo:line-height="100.00%" fo:text-align="left" fo:margin-bottom="8.00pt">
        <style:tab-stops>
          <style:tab-stop style:position="838680.80pt"/>
        </style:tab-stops>
      </style:paragraph-properties>
    </style:style>
    <style:style style:name="P93" style:family="paragraph">
      <style:paragraph-properties fo:line-height="100.00%" fo:text-align="left" fo:margin-left="18.00pt" fo:text-indent="0.00pt" fo:margin-bottom="8.00pt"/>
    </style:style>
    <style:style style:name="P94" style:family="paragraph">
      <style:paragraph-properties fo:line-height="100.00%" fo:text-align="left" fo:margin-bottom="8.00pt"/>
    </style:style>
    <text:list-style style:name="L95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95" style:family="paragraph">
      <style:paragraph-properties fo:line-height="100.00%" fo:text-align="left" fo:margin-bottom="8.00pt">
        <style:tab-stops>
          <style:tab-stop style:position="838716.80pt"/>
        </style:tab-stops>
      </style:paragraph-properties>
    </style:style>
    <style:style style:name="P96" style:family="paragraph">
      <style:paragraph-properties fo:line-height="100.00%" fo:text-align="left" fo:margin-bottom="8.00pt">
        <style:tab-stops>
          <style:tab-stop style:position="72.00pt"/>
        </style:tab-stops>
      </style:paragraph-properties>
    </style:style>
    <style:style style:name="P97" style:family="paragraph">
      <style:paragraph-properties fo:line-height="100.00%" fo:text-align="left" fo:margin-bottom="8.00pt"/>
    </style:style>
    <style:style style:name="P98" style:family="paragraph">
      <style:paragraph-properties fo:line-height="100.00%" fo:text-align="left" fo:margin-bottom="8.00pt">
        <style:tab-stops>
          <style:tab-stop style:position="72.00pt"/>
        </style:tab-stops>
      </style:paragraph-properties>
    </style:style>
    <style:style style:name="P99" style:family="paragraph">
      <style:paragraph-properties fo:line-height="100.00%" fo:text-align="left" fo:margin-bottom="8.00pt"/>
    </style:style>
    <text:list-style style:name="L100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00" style:family="paragraph">
      <style:paragraph-properties fo:line-height="100.00%" fo:text-align="left" fo:margin-bottom="8.00pt">
        <style:tab-stops>
          <style:tab-stop style:position="838680.80pt"/>
        </style:tab-stops>
      </style:paragraph-properties>
    </style:style>
    <style:style style:name="P101" style:family="paragraph">
      <style:paragraph-properties fo:line-height="100.00%" fo:text-align="left" fo:margin-left="36.00pt" fo:text-indent="0.00pt" fo:margin-bottom="8.00pt"/>
    </style:style>
    <text:list-style style:name="L102">
      <text:list-level-style-bullet text:level="1" text:bullet-char="•">
        <style:list-level-properties text:space-before="72.00pt" text:min-label-width="18.00pt"/>
        <style:text-properties fo:font-family="Symbol"/>
      </text:list-level-style-bullet>
    </text:list-style>
    <style:style style:name="P102" style:family="paragraph">
      <style:paragraph-properties fo:line-height="100.00%" fo:text-align="left" fo:margin-bottom="8.00pt">
        <style:tab-stops>
          <style:tab-stop style:position="838680.80pt"/>
        </style:tab-stops>
      </style:paragraph-properties>
    </style:style>
    <style:style style:name="P103" style:family="paragraph">
      <style:paragraph-properties fo:line-height="100.00%" fo:text-align="left" fo:margin-bottom="8.00pt">
        <style:tab-stops>
          <style:tab-stop style:position="838770.80pt"/>
        </style:tab-stops>
      </style:paragraph-properties>
    </style:style>
    <style:style style:name="P104" style:family="paragraph">
      <style:paragraph-properties fo:line-height="100.00%" fo:text-align="left" fo:margin-bottom="8.00pt"/>
    </style:style>
    <text:list-style style:name="L105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05" style:family="paragraph">
      <style:paragraph-properties fo:line-height="100.00%" fo:text-align="left" fo:margin-bottom="8.00pt">
        <style:tab-stops>
          <style:tab-stop style:position="838680.80pt"/>
        </style:tab-stops>
      </style:paragraph-properties>
    </style:style>
    <style:style style:name="P106" style:family="paragraph">
      <style:paragraph-properties fo:line-height="100.00%" fo:text-align="left" fo:margin-left="18.00pt" fo:text-indent="0.00pt" fo:margin-bottom="8.00pt"/>
    </style:style>
    <style:style style:name="P107" style:family="paragraph">
      <style:paragraph-properties fo:line-height="100.00%" fo:text-align="left" fo:margin-bottom="8.00pt"/>
    </style:style>
    <text:list-style style:name="L108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08" style:family="paragraph">
      <style:paragraph-properties fo:line-height="100.00%" fo:text-align="left" fo:margin-bottom="8.00pt"/>
    </style:style>
    <style:style style:name="P109" style:family="paragraph">
      <style:paragraph-properties fo:line-height="100.00%" fo:text-align="left" fo:margin-bottom="8.00pt"/>
    </style:style>
    <text:list-style style:name="L110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10" style:family="paragraph">
      <style:paragraph-properties fo:line-height="100.00%" fo:text-align="left" fo:margin-bottom="8.00pt">
        <style:tab-stops>
          <style:tab-stop style:position="838734.80pt"/>
        </style:tab-stops>
      </style:paragraph-properties>
    </style:style>
    <style:style style:name="P111" style:family="paragraph">
      <style:paragraph-properties fo:line-height="100.00%" fo:text-align="left" fo:margin-bottom="8.00pt"/>
    </style:style>
    <text:list-style style:name="L112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12" style:family="paragraph">
      <style:paragraph-properties fo:line-height="100.00%" fo:text-align="left" fo:margin-bottom="8.00pt">
        <style:tab-stops>
          <style:tab-stop style:position="838752.80pt"/>
        </style:tab-stops>
      </style:paragraph-properties>
    </style:style>
    <style:style style:name="P113" style:family="paragraph">
      <style:paragraph-properties fo:line-height="100.00%" fo:text-align="left" fo:margin-left="36.00pt" fo:text-indent="0.00pt" fo:margin-bottom="8.00pt"/>
    </style:style>
    <style:style style:name="P114" style:family="paragraph">
      <style:paragraph-properties fo:line-height="100.00%" fo:text-align="left" fo:margin-bottom="8.00pt"/>
    </style:style>
  </office:automatic-styles>
  <office:body>
    <office:text>
      <text:p text:style-name="P1"><text:span text:style-name="T1">C++ Lab Assignments</text:span></text:p>
      <text:p text:style-name="P2"><text:span text:style-name="T2">Prepared By: M Shravan<text:tab/><text:tab/><text:tab/><text:tab/><text:tab/><text:tab/>Date: 27-03-2025</text:span></text:p>
      <text:p text:style-name="P2"><text:span text:style-name="T2">=================================================================</text:span></text:p>
      <text:p text:style-name="P2"><text:span text:style-name="T2">1. Class and Object</text:span></text:p>
      <text:p text:style-name="P2"><text:span text:style-name="T2"><text:s text:c="4"/>Assignment: Create a Class for Managing Employee Data</text:span></text:p>
      <text:p text:style-name="P2"><text:span text:style-name="T2"><text:s text:c="4"/>Objective:</text:span><text:span text:style-name="T3"><text:s/>Learn how to define a class and create objects.</text:span></text:p>
      <text:p text:style-name="P2"><text:span text:style-name="T4"><text:s text:c="4"/>Description:</text:span></text:p>
      <text:list text:style-name="L3">
        <text:list-item>
          <text:p text:style-name="P3"><text:span text:style-name="T5">Create a class Employee that contains:</text:span></text:p>
        </text:list-item>
        <text:list-item>
          <text:p text:style-name="P4"><text:span text:style-name="T5"><text:s/>Private members: name, employeeId, salary.</text:span></text:p>
        </text:list-item>
        <text:list-item>
          <text:p text:style-name="P4"><text:span text:style-name="T5"><text:s/>Public member functions to:</text:span></text:p>
        </text:list-item>
        <text:list-item>
          <text:p text:style-name="P5"><text:span text:style-name="T5">Set employee details (name, ID, and salary).</text:span></text:p>
        </text:list-item>
        <text:list-item>
          <text:p text:style-name="P6"><text:span text:style-name="T5">Display employee details.</text:span></text:p>
        </text:list-item>
        <text:list-item>
          <text:p text:style-name="P7"><text:span text:style-name="T5">In the main() function:</text:span></text:p>
        </text:list-item>
        <text:list-item>
          <text:p text:style-name="P8"><text:span text:style-name="T5"><text:s/>Create an object of the Employee class.</text:span></text:p>
        </text:list-item>
        <text:list-item>
          <text:p text:style-name="P8"><text:span text:style-name="T5"><text:s/>Use member functions to set and display the employee's data.</text:span></text:p>
        </text:list-item>
      </text:list>
      <text:p text:style-name="P9"><text:span text:style-name="T6">Requirements:</text:span></text:p>
      <text:list text:style-name="L10">
        <text:list-item>
          <text:p text:style-name="P10"><text:span text:style-name="T7">Define the class with both private and public members.</text:span></text:p>
        </text:list-item>
        <text:list-item>
          <text:p text:style-name="P10"><text:span text:style-name="T7">Create an object in main() and access its members using functions.</text:span></text:p>
        </text:list-item>
      </text:list>
      <text:p text:style-name="P11"><text:span text:style-name="T8">Objective:</text:span><text:span text:style-name="T9"><text:line-break/>Understand the basic usage of classes and objects, and how to use functions for setting and displaying object data.</text:span></text:p>
      <text:p text:style-name="P11"><text:span text:style-name="T10"/></text:p>
      <text:p text:style-name="P11"><text:span text:style-name="T11">#include &lt;iostream&gt;</text:span></text:p>
      <text:p text:style-name="P11"><text:span text:style-name="T11">using namespace std;</text:span></text:p>
      <text:p text:style-name="P11"><text:span text:style-name="T11">class Employee{</text:span></text:p>
      <text:p text:style-name="P11"><text:span text:style-name="T11">string name;</text:span></text:p>
      <text:p text:style-name="P11"><text:span text:style-name="T11">int id;</text:span></text:p>
      <text:p text:style-name="P11"><text:span text:style-name="T11">double salary;</text:span></text:p>
      <text:p text:style-name="P11"><text:span text:style-name="T11">public:</text:span></text:p>
      <text:p text:style-name="P11"><text:span text:style-name="T11">Employee(string n, int i,double s){</text:span></text:p>
      <text:p text:style-name="P11"><text:span text:style-name="T11">name=n;</text:span></text:p>
      <text:p text:style-name="P11"><text:span text:style-name="T11">id=i;</text:span></text:p>
      <text:p text:style-name="P11"><text:span text:style-name="T11">salary=s;</text:span></text:p>
      <text:p text:style-name="P11"><text:span text:style-name="T11">}</text:span></text:p>
      <text:p text:style-name="P11"><text:span text:style-name="T11">void display(){</text:span></text:p>
      <text:p text:style-name="P11"><text:span text:style-name="T11">cout&lt;&lt;"Name: "&lt;&lt;name&lt;&lt;"\nID: "&lt;&lt;id&lt;&lt;"\nSalary: "&lt;&lt;salary&lt;&lt;endl;</text:span></text:p>
      <text:p text:style-name="P11"><text:span text:style-name="T11">}</text:span></text:p>
      <text:p text:style-name="P11"><text:span text:style-name="T11">};</text:span></text:p>
      <text:p text:style-name="P11"><text:span text:style-name="T11">int main(){</text:span></text:p>
      <text:p text:style-name="P11"><text:span text:style-name="T11">Employee emp1("Mihir",1224,60000);</text:span></text:p>
      <text:p text:style-name="P11"><text:span text:style-name="T11">Employee emp2("Aakash",1225,60000);</text:span></text:p>
      <text:p text:style-name="P11"><text:span text:style-name="T11">Employee emp3("Palash",1226,60000);</text:span></text:p>
      <text:p text:style-name="P11"><text:span text:style-name="T11">Employee emp4("Harsh",1227,60000);</text:span></text:p>
      <text:p text:style-name="P11"><text:span text:style-name="T12"/></text:p>
      <text:p text:style-name="P11"><text:span text:style-name="T13">emp1.display();</text:span></text:p>
      <text:p text:style-name="P11"><text:span text:style-name="T13">emp2.display();</text:span></text:p>
      <text:p text:style-name="P11"><text:span text:style-name="T13">emp3.display();</text:span></text:p>
      <text:p text:style-name="P11"><text:span text:style-name="T13">emp4.display();</text:span></text:p>
      <text:p text:style-name="P11"><text:span text:style-name="T13">return 0;</text:span></text:p>
      <text:p text:style-name="P11"><text:span text:style-name="T13">}</text:span></text:p>
      <text:p text:style-name="P12"><text:span text:style-name="T14"/></text:p>
      <text:p text:style-name="P12"><text:span text:style-name="T15">2. Abstraction</text:span></text:p>
      <text:p text:style-name="P12"><text:span text:style-name="T15"><text:s text:c="4"/>Assignment: Implement a Bank Account System with Abstraction</text:span></text:p>
      <text:list text:style-name="L13">
        <text:list-item>
          <text:p text:style-name="P13"><text:span text:style-name="T15">Objective:</text:span><text:span text:style-name="T16"><text:s/>Understand the concept of abstraction by hiding implementation details and exposing only the relevant interface.</text:span></text:p>
        </text:list-item>
      </text:list>
      <text:p text:style-name="P14"><text:span text:style-name="T17"><text:s text:c="4"/>Description:</text:span></text:p>
      <text:list text:style-name="L15">
        <text:list-item>
          <text:p text:style-name="P15"><text:span text:style-name="T18">Create a class BankAccount with the following attributes:</text:span></text:p>
        </text:list-item>
        <text:list-item>
          <text:p text:style-name="P16"><text:span text:style-name="T18">Private members: accountNumber, balance.</text:span></text:p>
        </text:list-item>
        <text:list-item>
          <text:p text:style-name="P16"><text:span text:style-name="T18">Public functions:</text:span></text:p>
        </text:list-item>
        <text:list-item>
          <text:p text:style-name="P17"><text:span text:style-name="T18">deposit(), withdraw(), displayBalance().</text:span></text:p>
        </text:list-item>
        <text:list-item>
          <text:p text:style-name="P17"><text:span text:style-name="T18">A private function validateTransaction() to check whether a withdrawal is valid.</text:span></text:p>
        </text:list-item>
        <text:list-item>
          <text:p text:style-name="P18"><text:span text:style-name="T18">The class should only expose the relevant functionalities (deposit, withdraw, and balance check), while hiding the implementation details of the transaction validation.</text:span></text:p>
        </text:list-item>
      </text:list>
      <text:p text:style-name="P19"><text:span text:style-name="T19"><text:s text:c="5"/>Requirements:</text:span></text:p>
      <text:list text:style-name="L20">
        <text:list-item>
          <text:p text:style-name="P20"><text:span text:style-name="T20">Implement functions that simulate bank account operations.</text:span></text:p>
        </text:list-item>
        <text:list-item>
          <text:p text:style-name="P20"><text:span text:style-name="T20">Use abstraction to hide the validation logic from the user interface.</text:span></text:p>
        </text:list-item>
      </text:list>
      <text:p text:style-name="P21"><text:span text:style-name="T21">Objective:</text:span><text:span text:style-name="T22"><text:line-break/>Learn how to hide unnecessary details from the user and only expose relevant information (abstraction).</text:span></text:p>
      <text:p text:style-name="P22"><text:span text:style-name="T23"/></text:p>
      <text:p text:style-name="P22"><text:span text:style-name="T24">#include &lt;iostream&gt;</text:span></text:p>
      <text:p text:style-name="P22"><text:span text:style-name="T24">using namespace std;</text:span></text:p>
      <text:p text:style-name="P22"><text:span text:style-name="T24">class BankAccount{</text:span></text:p>
      <text:p text:style-name="P22"><text:span text:style-name="T24">private:</text:span></text:p>
      <text:p text:style-name="P22"><text:span text:style-name="T24">int accountNumber;</text:span></text:p>
      <text:p text:style-name="P22"><text:span text:style-name="T24">double balance;</text:span></text:p>
      <text:p text:style-name="P22"><text:span text:style-name="T25"/></text:p>
      <text:p text:style-name="P22"><text:span text:style-name="T26">public:</text:span></text:p>
      <text:p text:style-name="P22"><text:span text:style-name="T26">BankAccount(int accNo, double bal){</text:span></text:p>
      <text:p text:style-name="P22"><text:span text:style-name="T26">accountNumber = accNo;</text:span></text:p>
      <text:p text:style-name="P22"><text:span text:style-name="T26">balance = bal;</text:span></text:p>
      <text:p text:style-name="P22"><text:span text:style-name="T26">}</text:span></text:p>
      <text:p text:style-name="P22"><text:span text:style-name="T26">void deposit(double amount){</text:span></text:p>
      <text:p text:style-name="P22"><text:span text:style-name="T26">balance += amount;</text:span></text:p>
      <text:p text:style-name="P22"><text:span text:style-name="T26">}</text:span></text:p>
      <text:p text:style-name="P22"><text:span text:style-name="T26">void withdraw(double amount){</text:span></text:p>
      <text:p text:style-name="P22"><text:span text:style-name="T26">if(balance &gt;=amount){</text:span></text:p>
      <text:p text:style-name="P22"><text:span text:style-name="T26">balance -= amount;</text:span></text:p>
      <text:p text:style-name="P22"><text:span text:style-name="T26">}else{</text:span></text:p>
      <text:p text:style-name="P22"><text:span text:style-name="T26">cout &lt;&lt; "Insufficient balance!" &lt;&lt; endl;</text:span></text:p>
      <text:p text:style-name="P22"><text:span text:style-name="T26">}</text:span></text:p>
      <text:p text:style-name="P22"><text:span text:style-name="T26">}</text:span></text:p>
      <text:p text:style-name="P22"><text:span text:style-name="T26">void displayBalance(){</text:span></text:p>
      <text:p text:style-name="P22"><text:span text:style-name="T26">cout &lt;&lt; "Account Number: " &lt;&lt; accountNumber &lt;&lt; endl;</text:span></text:p>
      <text:p text:style-name="P22"><text:span text:style-name="T26">cout &lt;&lt; "Balance: Rs" &lt;&lt; balance &lt;&lt; endl;</text:span></text:p>
      <text:p text:style-name="P22"><text:span text:style-name="T26">}</text:span></text:p>
      <text:p text:style-name="P22"><text:span text:style-name="T26">};</text:span></text:p>
      <text:p text:style-name="P22"><text:span text:style-name="T26">int main(){</text:span></text:p>
      <text:p text:style-name="P22"><text:span text:style-name="T26">BankAccount bAc(12, 5000.0);</text:span></text:p>
      <text:p text:style-name="P22"><text:span text:style-name="T26">bAc.deposit(3000.0);</text:span></text:p>
      <text:p text:style-name="P22"><text:span text:style-name="T26">bAc.withdraw(2000.0);</text:span></text:p>
      <text:p text:style-name="P22"><text:span text:style-name="T26">bAc.displayBalance();</text:span></text:p>
      <text:p text:style-name="P22"><text:span text:style-name="T26">}</text:span></text:p>
      <text:p text:style-name="P22"><text:span text:style-name="T27">3. Encapsulation</text:span></text:p>
      <text:p text:style-name="P22"><text:span text:style-name="T27"><text:s text:c="4"/>Assignment: Design a Class for Car with Encapsulation</text:span></text:p>
      <text:list text:style-name="L23">
        <text:list-item>
          <text:p text:style-name="P23"><text:span text:style-name="T27">Objective:</text:span><text:span text:style-name="T28"><text:s/>Understand how encapsulation works by restricting direct access to data members and providing controlled access via methods.</text:span></text:p>
        </text:list-item>
      </text:list>
      <text:p text:style-name="P24"><text:span text:style-name="T29"><text:s text:c="3"/>Description:</text:span></text:p>
      <text:list text:style-name="L25">
        <text:list-item>
          <text:p text:style-name="P25"><text:span text:style-name="T30">Create a class Car with the following attributes:</text:span></text:p>
        </text:list-item>
        <text:list-item>
          <text:p text:style-name="P26"><text:span text:style-name="T30">Private members: make, model, year, and speed.</text:span></text:p>
        </text:list-item>
        <text:list-item>
          <text:p text:style-name="P26"><text:span text:style-name="T30">Public methods:</text:span></text:p>
        </text:list-item>
        <text:list-item>
          <text:p text:style-name="P27"><text:span text:style-name="T30">Setters and getters for all attributes (to access private data).</text:span></text:p>
        </text:list-item>
        <text:list-item>
          <text:p text:style-name="P27"><text:span text:style-name="T30">accelerate() to increase the car's speed.</text:span></text:p>
        </text:list-item>
        <text:list-item>
          <text:p text:style-name="P27"><text:span text:style-name="T30">brake() to decrease the car's speed.</text:span></text:p>
        </text:list-item>
        <text:list-item>
          <text:p text:style-name="P28"><text:span text:style-name="T30">Ensure that all data members are private and provide proper getter and setter methods for each attribute.</text:span></text:p>
        </text:list-item>
      </text:list>
      <text:p text:style-name="P29"><text:span text:style-name="T31"><text:s text:c="4"/>Requirements:</text:span></text:p>
      <text:list text:style-name="L30">
        <text:list-item>
          <text:p text:style-name="P30"><text:span text:style-name="T32">Use setter and getter methods to access private members, ensuring encapsulation.</text:span></text:p>
        </text:list-item>
        <text:list-item>
          <text:p text:style-name="P30"><text:span text:style-name="T32">The car's speed should not be directly modified from outside the class; it should be controlled by methods.</text:span></text:p>
        </text:list-item>
      </text:list>
      <text:p text:style-name="P31"><text:span text:style-name="T33">Objective:</text:span><text:span text:style-name="T34"><text:line-break/>Understand how to use encapsulation to restrict access to an object’s internal state and provide controlled access through public methods.</text:span></text:p>
      <text:p text:style-name="P32"><text:span text:style-name="T35">#include &lt;iostream&gt;</text:span></text:p>
      <text:p text:style-name="P32"><text:span text:style-name="T35">using namespace std;</text:span></text:p>
      <text:p text:style-name="P32"><text:span text:style-name="T35">class Car{</text:span></text:p>
      <text:p text:style-name="P32"><text:span text:style-name="T35">private:</text:span></text:p>
      <text:p text:style-name="P32"><text:span text:style-name="T35">string company;</text:span></text:p>
      <text:p text:style-name="P32"><text:span text:style-name="T35">double model;</text:span></text:p>
      <text:p text:style-name="P32"><text:span text:style-name="T35">int year;</text:span></text:p>
      <text:p text:style-name="P32"><text:span text:style-name="T35">int speed;</text:span></text:p>
      <text:p text:style-name="P32"><text:span text:style-name="T35">public:</text:span></text:p>
      <text:p text:style-name="P32"><text:span text:style-name="T35">Car (string c, double m, int y, int s){</text:span></text:p>
      <text:p text:style-name="P32"><text:span text:style-name="T35">company = c;</text:span></text:p>
      <text:p text:style-name="P32"><text:span text:style-name="T35">model = m;</text:span></text:p>
      <text:p text:style-name="P32"><text:span text:style-name="T35">year = y;</text:span></text:p>
      <text:p text:style-name="P32"><text:span text:style-name="T35">speed = s;</text:span></text:p>
      <text:p text:style-name="P32"><text:span text:style-name="T35">}</text:span></text:p>
      <text:p text:style-name="P32"><text:span text:style-name="T35">int setSpeed(int newSpeed){</text:span></text:p>
      <text:p text:style-name="P32"><text:span text:style-name="T35">speed = newSpeed;</text:span></text:p>
      <text:p text:style-name="P32"><text:span text:style-name="T35">}</text:span></text:p>
      <text:p text:style-name="P32"><text:span text:style-name="T35">int getSpeed(){</text:span></text:p>
      <text:p text:style-name="P32"><text:span text:style-name="T35">return speed;</text:span></text:p>
      <text:p text:style-name="P32"><text:span text:style-name="T35">}</text:span></text:p>
      <text:p text:style-name="P32"><text:span text:style-name="T35">void setYear(int newYear){</text:span></text:p>
      <text:p text:style-name="P32"><text:span text:style-name="T35">year = newYear;</text:span></text:p>
      <text:p text:style-name="P32"><text:span text:style-name="T35">}</text:span></text:p>
      <text:p text:style-name="P32"><text:span text:style-name="T35">int getYear(){</text:span></text:p>
      <text:p text:style-name="P32"><text:span text:style-name="T35">return year;</text:span></text:p>
      <text:p text:style-name="P32"><text:span text:style-name="T35">}</text:span></text:p>
      <text:p text:style-name="P32"><text:span text:style-name="T35">int setModel(double newModel){</text:span></text:p>
      <text:p text:style-name="P32"><text:span text:style-name="T35">model = newModel;</text:span></text:p>
      <text:p text:style-name="P32"><text:span text:style-name="T35">}</text:span></text:p>
      <text:p text:style-name="P32"><text:span text:style-name="T35">int getModel(){</text:span></text:p>
      <text:p text:style-name="P32"><text:span text:style-name="T35">return model;</text:span></text:p>
      <text:p text:style-name="P32"><text:span text:style-name="T35">}</text:span></text:p>
      <text:p text:style-name="P32"><text:span text:style-name="T35">int setCompany(string newCompany){</text:span></text:p>
      <text:p text:style-name="P32"><text:span text:style-name="T35">company = newCompany;</text:span></text:p>
      <text:p text:style-name="P32"><text:span text:style-name="T35">}</text:span></text:p>
      <text:p text:style-name="P32"><text:span text:style-name="T35">string getCompany(){</text:span></text:p>
      <text:p text:style-name="P32"><text:span text:style-name="T35">return company;</text:span></text:p>
      <text:p text:style-name="P32"><text:span text:style-name="T35">}</text:span></text:p>
      <text:p text:style-name="P32"><text:span text:style-name="T35">void accelerate(int amount){</text:span></text:p>
      <text:p text:style-name="P32"><text:span text:style-name="T35">speed += amount;</text:span></text:p>
      <text:p text:style-name="P32"><text:span text:style-name="T35">}</text:span></text:p>
      <text:p text:style-name="P32"><text:span text:style-name="T35">void brake(int amount){</text:span></text:p>
      <text:p text:style-name="P32"><text:span text:style-name="T35">speed -= amount;</text:span></text:p>
      <text:p text:style-name="P32"><text:span text:style-name="T35">}</text:span></text:p>
      <text:p text:style-name="P32"><text:span text:style-name="T35">};</text:span></text:p>
      <text:p text:style-name="P32"><text:span text:style-name="T35">int main(){</text:span></text:p>
      <text:p text:style-name="P32"><text:span text:style-name="T35">Car myCar("Toyota", 2015.1, 2020, 120);</text:span></text:p>
      <text:p text:style-name="P32"><text:span text:style-name="T35">myCar.accelerate(50);</text:span></text:p>
      <text:p text:style-name="P32"><text:span text:style-name="T35">cout &lt;&lt; "Current speed: " &lt;&lt; myCar.getSpeed() &lt;&lt; " km/h" &lt;&lt; endl;</text:span></text:p>
      <text:p text:style-name="P32"><text:span text:style-name="T35">myCar.brake(30);</text:span></text:p>
      <text:p text:style-name="P32"><text:span text:style-name="T35">cout &lt;&lt; "Current speed: " &lt;&lt; myCar.getSpeed() &lt;&lt; " km/h" &lt;&lt; endl;</text:span></text:p>
      <text:p text:style-name="P32"><text:span text:style-name="T35">return 0;</text:span></text:p>
      <text:p text:style-name="P32"><text:span text:style-name="T35">}</text:span></text:p>
      <text:p text:style-name="P32"><text:span text:style-name="T36">4. Inheritance</text:span></text:p>
      <text:p text:style-name="P32"><text:span text:style-name="T36"><text:s text:c="3"/>Assignment: Create a Class Hierarchy for Animals (Inheritance)</text:span></text:p>
      <text:list text:style-name="L33">
        <text:list-item>
          <text:p text:style-name="P33"><text:span text:style-name="T36">Objective:</text:span><text:span text:style-name="T37"><text:s/>Learn how inheritance works by creating a hierarchy of classes.</text:span></text:p>
        </text:list-item>
      </text:list>
      <text:p text:style-name="P34"><text:span text:style-name="T38"><text:s text:c="3"/>Description:</text:span></text:p>
      <text:list text:style-name="L35">
        <text:list-item>
          <text:p text:style-name="P35"><text:span text:style-name="T39">Create a base class Animal with:</text:span></text:p>
        </text:list-item>
        <text:list-item>
          <text:p text:style-name="P36"><text:span text:style-name="T39">Private members: name, age.</text:span></text:p>
        </text:list-item>
        <text:list-item>
          <text:p text:style-name="P36"><text:span text:style-name="T39">Public methods: makeSound(), eat(), and a constructor to initialize the name and age.</text:span></text:p>
        </text:list-item>
        <text:list-item>
          <text:p text:style-name="P37"><text:span text:style-name="T39">Create two derived classes Dog and Cat that inherit from Animal:</text:span></text:p>
        </text:list-item>
        <text:list-item>
          <text:p text:style-name="P38"><text:span text:style-name="T39">Add specific methods to the derived classes:</text:span></text:p>
        </text:list-item>
        <text:list-item>
          <text:p text:style-name="P39"><text:span text:style-name="T39">bark() for the Dog class.</text:span></text:p>
        </text:list-item>
        <text:list-item>
          <text:p text:style-name="P39"><text:span text:style-name="T39">meow() for the Cat class.</text:span></text:p>
        </text:list-item>
        <text:list-item>
          <text:p text:style-name="P40"><text:span text:style-name="T39">In the main() function:</text:span></text:p>
        </text:list-item>
        <text:list-item>
          <text:p text:style-name="P41"><text:span text:style-name="T39">Create objects of both Dog and Cat.</text:span></text:p>
        </text:list-item>
        <text:list-item>
          <text:p text:style-name="P41"><text:span text:style-name="T39">Demonstrate polymorphism by calling methods on the base class (Animal), and show that the correct methods are invoked from the derived classes.</text:span></text:p>
        </text:list-item>
      </text:list>
      <text:p text:style-name="P42"><text:span text:style-name="T40">Requirements:</text:span></text:p>
      <text:list text:style-name="L43">
        <text:list-item>
          <text:p text:style-name="P43"><text:span text:style-name="T41">Use inheritance to extend functionality in derived classes.</text:span></text:p>
        </text:list-item>
        <text:list-item>
          <text:p text:style-name="P43"><text:span text:style-name="T41">Override the makeSound() method in both derived classes.</text:span></text:p>
        </text:list-item>
      </text:list>
      <text:p text:style-name="P44"><text:span text:style-name="T42">Objective:</text:span><text:span text:style-name="T43"><text:line-break/>Understand how to use inheritance to extend the functionality of a base class and reuse code in derived classes.</text:span></text:p>
      <text:p text:style-name="P44"><text:span text:style-name="T44">#include &lt;iostream&gt;</text:span></text:p>
      <text:p text:style-name="P44"><text:span text:style-name="T44">using namespace std;</text:span></text:p>
      <text:p text:style-name="P44"><text:span text:style-name="T44">class Animal{</text:span></text:p>
      <text:p text:style-name="P44"><text:span text:style-name="T44">protected:</text:span></text:p>
      <text:p text:style-name="P44"><text:span text:style-name="T44">string name;</text:span></text:p>
      <text:p text:style-name="P44"><text:span text:style-name="T44">int age;</text:span></text:p>
      <text:p text:style-name="P44"><text:span text:style-name="T44">public:</text:span></text:p>
      <text:p text:style-name="P44"><text:span text:style-name="T44">Animal(string n, int a){</text:span></text:p>
      <text:p text:style-name="P44"><text:span text:style-name="T44">name=n;</text:span></text:p>
      <text:p text:style-name="P44"><text:span text:style-name="T44">age=a;</text:span></text:p>
      <text:p text:style-name="P44"><text:span text:style-name="T44">}</text:span></text:p>
      <text:p text:style-name="P44"><text:span text:style-name="T45"/></text:p>
      <text:p text:style-name="P44"><text:span text:style-name="T46">public:</text:span></text:p>
      <text:p text:style-name="P44"><text:span text:style-name="T46">void makeSound(){</text:span></text:p>
      <text:p text:style-name="P44"><text:span text:style-name="T46">cout&lt;&lt;name&lt;&lt;" is making a sound."&lt;&lt;endl;</text:span></text:p>
      <text:p text:style-name="P44"><text:span text:style-name="T46">}</text:span></text:p>
      <text:p text:style-name="P44"><text:span text:style-name="T46">public:</text:span></text:p>
      <text:p text:style-name="P44"><text:span text:style-name="T46">void eat(){</text:span></text:p>
      <text:p text:style-name="P44"><text:span text:style-name="T46">cout&lt;&lt;name&lt;&lt;" is eating."&lt;&lt;endl;</text:span></text:p>
      <text:p text:style-name="P44"><text:span text:style-name="T46">}</text:span></text:p>
      <text:p text:style-name="P44"><text:span text:style-name="T47"/></text:p>
      <text:p text:style-name="P44"><text:span text:style-name="T48">};</text:span></text:p>
      <text:p text:style-name="P44"><text:span text:style-name="T48">class Dog: public Animal{</text:span></text:p>
      <text:p text:style-name="P44"><text:span text:style-name="T48">public:</text:span></text:p>
      <text:p text:style-name="P44"><text:span text:style-name="T48">Dog(string n, int a):Animal(n,a){</text:span></text:p>
      <text:p text:style-name="P44"><text:span text:style-name="T48">name=n;</text:span></text:p>
      <text:p text:style-name="P44"><text:span text:style-name="T48">age=a;</text:span></text:p>
      <text:p text:style-name="P44"><text:span text:style-name="T48">}</text:span></text:p>
      <text:p text:style-name="P44"><text:span text:style-name="T48">void bark(){</text:span></text:p>
      <text:p text:style-name="P44"><text:span text:style-name="T48">cout&lt;&lt;name&lt;&lt;" is barking."&lt;&lt;endl;</text:span></text:p>
      <text:p text:style-name="P44"><text:span text:style-name="T48">}</text:span></text:p>
      <text:p text:style-name="P44"><text:span text:style-name="T48">};</text:span></text:p>
      <text:p text:style-name="P44"><text:span text:style-name="T49"/></text:p>
      <text:p text:style-name="P44"><text:span text:style-name="T50">class Cat: public Animal{</text:span></text:p>
      <text:p text:style-name="P44"><text:span text:style-name="T50">public:</text:span></text:p>
      <text:p text:style-name="P44"><text:span text:style-name="T50">Cat(string n, int a):Animal(n,a){</text:span></text:p>
      <text:p text:style-name="P44"><text:span text:style-name="T50">name=n;</text:span></text:p>
      <text:p text:style-name="P44"><text:span text:style-name="T50">age=a;</text:span></text:p>
      <text:p text:style-name="P44"><text:span text:style-name="T50">}</text:span></text:p>
      <text:p text:style-name="P44"><text:span text:style-name="T50">void meow(){</text:span></text:p>
      <text:p text:style-name="P44"><text:span text:style-name="T50">cout&lt;&lt;name&lt;&lt;" is meowing."&lt;&lt;endl;</text:span></text:p>
      <text:p text:style-name="P44"><text:span text:style-name="T50">}</text:span></text:p>
      <text:p text:style-name="P44"><text:span text:style-name="T50">};</text:span></text:p>
      <text:p text:style-name="P44"><text:span text:style-name="T50">int main(){</text:span></text:p>
      <text:p text:style-name="P44"><text:span text:style-name="T50">Dog d("Buddy",5);</text:span></text:p>
      <text:p text:style-name="P44"><text:span text:style-name="T50">Cat c("Whiskers",3);</text:span></text:p>
      <text:p text:style-name="P44"><text:span text:style-name="T50">d.makeSound();</text:span></text:p>
      <text:p text:style-name="P44"><text:span text:style-name="T50">d.bark();</text:span></text:p>
      <text:p text:style-name="P44"><text:span text:style-name="T50">c.makeSound();</text:span></text:p>
      <text:p text:style-name="P44"><text:span text:style-name="T50">c.meow();</text:span></text:p>
      <text:p text:style-name="P44"><text:span text:style-name="T50">return 0;</text:span></text:p>
      <text:p text:style-name="P44"><text:span text:style-name="T50">}</text:span></text:p>
      <text:p text:style-name="P44"><text:span text:style-name="T51"/></text:p>
      <text:p text:style-name="P44"><text:span text:style-name="T52">5. Combining Inheritance, Abstraction, and Encapsulation</text:span></text:p>
      <text:p text:style-name="P44"><text:span text:style-name="T52">Assignment: Create a Vehicle System Using Inheritance, Abstraction, and Encapsulation</text:span></text:p>
      <text:list text:style-name="L45">
        <text:list-item>
          <text:p text:style-name="P45"><text:span text:style-name="T52">Objective:</text:span><text:span text:style-name="T53"><text:s/>Combine inheritance, abstraction, and encapsulation to create a real-world system.</text:span></text:p>
        </text:list-item>
      </text:list>
      <text:p text:style-name="P46"><text:span text:style-name="T54">Description:</text:span></text:p>
      <text:list text:style-name="L47">
        <text:list-item>
          <text:p text:style-name="P47"><text:span text:style-name="T55">Create an abstract base class Vehicle with:</text:span></text:p>
        </text:list-item>
        <text:list-item>
          <text:p text:style-name="P48"><text:span text:style-name="T55">Private members: make, model, year.</text:span></text:p>
        </text:list-item>
        <text:list-item>
          <text:p text:style-name="P48"><text:span text:style-name="T55">A pure virtual function startEngine() (this makes Vehicle an abstract class).</text:span></text:p>
        </text:list-item>
        <text:list-item>
          <text:p text:style-name="P49"><text:span text:style-name="T55">Create two derived classes Car and Motorcycle:</text:span></text:p>
        </text:list-item>
        <text:list-item>
          <text:p text:style-name="P50"><text:span text:style-name="T55">Both classes should implement the startEngine() function, displaying a message specific to each vehicle.</text:span></text:p>
        </text:list-item>
        <text:list-item>
          <text:p text:style-name="P50"><text:span text:style-name="T55">Include a method displayDetails() in each derived class to show the make, model, and year.</text:span></text:p>
        </text:list-item>
        <text:list-item>
          <text:p text:style-name="P51"><text:span text:style-name="T55">Ensure that all attributes are encapsulated (private), and provide getter methods to access them.</text:span></text:p>
        </text:list-item>
      </text:list>
      <text:p text:style-name="P52"><text:span text:style-name="T56">Requirements:</text:span></text:p>
      <text:list text:style-name="L53">
        <text:list-item>
          <text:p text:style-name="P53"><text:span text:style-name="T57">Use an abstract base class with a pure virtual function.</text:span></text:p>
        </text:list-item>
        <text:list-item>
          <text:p text:style-name="P53"><text:span text:style-name="T57">Ensure that Car and Motorcycle inherit from Vehicle and provide their own implementation of startEngine().</text:span></text:p>
        </text:list-item>
        <text:list-item>
          <text:p text:style-name="P53"><text:span text:style-name="T57">Demonstrate polymorphism by creating an array of Vehicle pointers and invoking startEngine() dynamically.</text:span></text:p>
        </text:list-item>
      </text:list>
      <text:p text:style-name="P54"><text:span text:style-name="T58">Objective:</text:span><text:span text:style-name="T59"><text:line-break/>Understand how to combine multiple OOP principles (inheritance, abstraction, and encapsulation) to design a real-world system.</text:span></text:p>
      <text:p text:style-name="P54"><text:span text:style-name="T60">#include &lt;iostream&gt;</text:span></text:p>
      <text:p text:style-name="P54"><text:span text:style-name="T60">using namespace std;</text:span></text:p>
      <text:p text:style-name="P54"><text:span text:style-name="T60">class Vehicle {</text:span></text:p>
      <text:p text:style-name="P54"><text:span text:style-name="T60">private:</text:span></text:p>
      <text:p text:style-name="P54"><text:span text:style-name="T60">string make;</text:span></text:p>
      <text:p text:style-name="P54"><text:span text:style-name="T60">string model;</text:span></text:p>
      <text:p text:style-name="P54"><text:span text:style-name="T60">int year;</text:span></text:p>
      <text:p text:style-name="P54"><text:span text:style-name="T60">public:</text:span></text:p>
      <text:p text:style-name="P54"><text:span text:style-name="T60">Vehicle(string m, string mo, int y) : make(m), model(mo), year(y) {}</text:span></text:p>
      <text:p text:style-name="P54"><text:span text:style-name="T60">virtual void startEngine() = 0;</text:span></text:p>
      <text:p text:style-name="P54"><text:span text:style-name="T61"/></text:p>
      <text:p text:style-name="P54"><text:span text:style-name="T62">string getMake() const {return make;}</text:span></text:p>
      <text:p text:style-name="P54"><text:span text:style-name="T62">string getModel() const {return model;}</text:span></text:p>
      <text:p text:style-name="P54"><text:span text:style-name="T62">int getYear() const {return year;}</text:span></text:p>
      <text:p text:style-name="P54"><text:span text:style-name="T62">};</text:span></text:p>
      <text:p text:style-name="P54"><text:span text:style-name="T62">class Car : public Vehicle {</text:span></text:p>
      <text:p text:style-name="P54"><text:span text:style-name="T62">public:</text:span></text:p>
      <text:p text:style-name="P54"><text:span text:style-name="T62">Car(string m, string mo, int y) : Vehicle(m, mo, y) {}</text:span></text:p>
      <text:p text:style-name="P54"><text:span text:style-name="T62">void startEngine() override{</text:span></text:p>
      <text:p text:style-name="P54"><text:span text:style-name="T62">cout &lt;&lt; "Car Started" &lt;&lt; endl;</text:span></text:p>
      <text:p text:style-name="P54"><text:span text:style-name="T62">}</text:span></text:p>
      <text:p text:style-name="P54"><text:span text:style-name="T62">void display() const {</text:span></text:p>
      <text:p text:style-name="P54"><text:span text:style-name="T62">cout &lt;&lt; "Make: " &lt;&lt; getMake() &lt;&lt; endl;</text:span></text:p>
      <text:p text:style-name="P54"><text:span text:style-name="T62">cout &lt;&lt; "Model: " &lt;&lt; getModel() &lt;&lt; endl;</text:span></text:p>
      <text:p text:style-name="P54"><text:span text:style-name="T62">cout &lt;&lt; "Year: " &lt;&lt; getYear() &lt;&lt; endl;</text:span></text:p>
      <text:p text:style-name="P54"><text:span text:style-name="T62">}</text:span></text:p>
      <text:p text:style-name="P54"><text:span text:style-name="T62">};</text:span></text:p>
      <text:p text:style-name="P54"><text:span text:style-name="T62">class Motorcycle : public Vehicle {</text:span></text:p>
      <text:p text:style-name="P54"><text:span text:style-name="T62">public:</text:span></text:p>
      <text:p text:style-name="P54"><text:span text:style-name="T62">Motorcycle(string m, string mo, int y) : Vehicle(m, mo, y) {}</text:span></text:p>
      <text:p text:style-name="P54"><text:span text:style-name="T62">void startEngine() override {</text:span></text:p>
      <text:p text:style-name="P54"><text:span text:style-name="T62">cout &lt;&lt; "Motorcycle Started" &lt;&lt; endl;</text:span></text:p>
      <text:p text:style-name="P54"><text:span text:style-name="T62">}</text:span></text:p>
      <text:p text:style-name="P54"><text:span text:style-name="T62">void display() {</text:span></text:p>
      <text:p text:style-name="P54"><text:span text:style-name="T62">cout &lt;&lt; "Make: " &lt;&lt; getMake() &lt;&lt; endl;</text:span></text:p>
      <text:p text:style-name="P54"><text:span text:style-name="T62">cout &lt;&lt; "Model: " &lt;&lt; getModel() &lt;&lt; endl;</text:span></text:p>
      <text:p text:style-name="P54"><text:span text:style-name="T62">cout &lt;&lt; "Year: " &lt;&lt; getYear() &lt;&lt; endl;</text:span></text:p>
      <text:p text:style-name="P54"><text:span text:style-name="T62">}</text:span></text:p>
      <text:p text:style-name="P54"><text:span text:style-name="T62">};</text:span></text:p>
      <text:p text:style-name="P54"><text:span text:style-name="T62">int main(){</text:span></text:p>
      <text:p text:style-name="P54"><text:span text:style-name="T62">Car myCar("Toyota", "Camry", 2020);</text:span></text:p>
      <text:p text:style-name="P54"><text:span text:style-name="T62">Motorcycle myMotorcycle("Harley-Davidson", "F150", 2018);</text:span></text:p>
      <text:p text:style-name="P54"><text:span text:style-name="T63"/></text:p>
      <text:p text:style-name="P54"><text:span text:style-name="T64">myCar.startEngine();</text:span></text:p>
      <text:p text:style-name="P54"><text:span text:style-name="T64">myMotorcycle.startEngine();</text:span></text:p>
      <text:p text:style-name="P54"><text:span text:style-name="T65"/></text:p>
      <text:p text:style-name="P54"><text:span text:style-name="T66">myCar.display();</text:span></text:p>
      <text:p text:style-name="P54"><text:span text:style-name="T66">myMotorcycle.display();</text:span></text:p>
      <text:p text:style-name="P54"><text:span text:style-name="T67"/></text:p>
      <text:p text:style-name="P54"><text:span text:style-name="T68">return 0;</text:span></text:p>
      <text:p text:style-name="P54"><text:span text:style-name="T68">}</text:span></text:p>
      <text:p text:style-name="P54"><text:span text:style-name="T69">6. Polymorphism (Overloading and Overriding)</text:span></text:p>
      <text:p text:style-name="P54"><text:span text:style-name="T69"><text:s text:c="4"/>Assignment: Shape Area Calculation Using Polymorphism</text:span></text:p>
      <text:list text:style-name="L55">
        <text:list-item>
          <text:p text:style-name="P55"><text:span text:style-name="T69">Objective:</text:span><text:span text:style-name="T70"><text:s/>Learn how to achieve polymorphism using method overloading and overriding.</text:span></text:p>
        </text:list-item>
      </text:list>
      <text:p text:style-name="P56"><text:span text:style-name="T71"><text:s text:c="4"/>Description:</text:span></text:p>
      <text:list text:style-name="L57">
        <text:list-item>
          <text:p text:style-name="P57"><text:span text:style-name="T72">Create a base class Shape with a function calculateArea():</text:span></text:p>
        </text:list-item>
        <text:list-item>
          <text:p text:style-name="P58"><text:span text:style-name="T72">The calculateArea() function will be overloaded to handle different types of shapes (e.g., Circle, Rectangle).</text:span></text:p>
        </text:list-item>
        <text:list-item>
          <text:p text:style-name="P58"><text:span text:style-name="T72">Overload calculateArea() to calculate the area of both circles (</text:span><text:span text:style-name="T73">π * r</text:span><text:span text:style-name="T74">²) and rectangles (length * width).</text:span></text:p>
        </text:list-item>
        <text:list-item>
          <text:p text:style-name="P59"><text:span text:style-name="T75">Create derived classes Circle and Rectangle:</text:span></text:p>
        </text:list-item>
        <text:list-item>
          <text:p text:style-name="P60"><text:span text:style-name="T75">Each class should implement its own version of calculateArea().</text:span></text:p>
        </text:list-item>
        <text:list-item>
          <text:p text:style-name="P61"><text:span text:style-name="T75">Demonstrate polymorphism by calling calculateArea() on objects of both Circle and Rectangle using a Shape pointer or reference.</text:span></text:p>
        </text:list-item>
      </text:list>
      <text:p text:style-name="P62"><text:span text:style-name="T76"><text:s text:c="5"/>Requirements:</text:span></text:p>
      <text:list text:style-name="L63">
        <text:list-item>
          <text:p text:style-name="P63"><text:span text:style-name="T77">Use function overloading to calculate areas for different shapes.</text:span></text:p>
        </text:list-item>
        <text:list-item>
          <text:p text:style-name="P63"><text:span text:style-name="T77">Use function overriding for derived classes to calculate areas of their specific shapes.</text:span></text:p>
        </text:list-item>
      </text:list>
      <text:p text:style-name="P64"><text:span text:style-name="T78"><text:s text:c="4"/>Objective:</text:span><text:span text:style-name="T79"><text:line-break/><text:s text:c="5"/>Learn about polymorphism through both method overloading and overriding.</text:span></text:p>
      <text:p text:style-name="P64"><text:span text:style-name="T80">#include &lt;iostream&gt;</text:span></text:p>
      <text:p text:style-name="P64"><text:span text:style-name="T80">using namespace std;</text:span></text:p>
      <text:p text:style-name="P64"><text:span text:style-name="T80">class Shape{</text:span></text:p>
      <text:p text:style-name="P64"><text:span text:style-name="T80">public:</text:span></text:p>
      <text:p text:style-name="P64"><text:span text:style-name="T80">virtual double calculateArea(double radius){</text:span></text:p>
      <text:p text:style-name="P64"><text:span text:style-name="T80">return 3.14 * radius * radius;</text:span></text:p>
      <text:p text:style-name="P64"><text:span text:style-name="T80">}</text:span></text:p>
      <text:p text:style-name="P64"><text:span text:style-name="T80">virtual double calculateArea(double length, double width){</text:span></text:p>
      <text:p text:style-name="P64"><text:span text:style-name="T80">return length * width;</text:span></text:p>
      <text:p text:style-name="P64"><text:span text:style-name="T80">}</text:span></text:p>
      <text:p text:style-name="P64"><text:span text:style-name="T80">};</text:span></text:p>
      <text:p text:style-name="P64"><text:span text:style-name="T81"/></text:p>
      <text:p text:style-name="P64"><text:span text:style-name="T82">class Circle : public Shape{</text:span></text:p>
      <text:p text:style-name="P64"><text:span text:style-name="T82">public:</text:span></text:p>
      <text:p text:style-name="P64"><text:span text:style-name="T82">double calculateArea(double radius) override{</text:span></text:p>
      <text:p text:style-name="P64"><text:span text:style-name="T82">return 3.14 * radius * radius;</text:span></text:p>
      <text:p text:style-name="P64"><text:span text:style-name="T82">}</text:span></text:p>
      <text:p text:style-name="P64"><text:span text:style-name="T82">};</text:span></text:p>
      <text:p text:style-name="P64"><text:span text:style-name="T82">class Rectangle : public Shape{</text:span></text:p>
      <text:p text:style-name="P64"><text:span text:style-name="T82">double calculateArea(double length, double width) override{</text:span></text:p>
      <text:p text:style-name="P64"><text:span text:style-name="T82">return length * width;</text:span></text:p>
      <text:p text:style-name="P64"><text:span text:style-name="T82">}</text:span></text:p>
      <text:p text:style-name="P64"><text:span text:style-name="T82">};</text:span></text:p>
      <text:p text:style-name="P64"><text:span text:style-name="T82">int main(){</text:span></text:p>
      <text:p text:style-name="P64"><text:span text:style-name="T82">Shape* shape;</text:span></text:p>
      <text:p text:style-name="P64"><text:span text:style-name="T82">Circle circle;</text:span></text:p>
      <text:p text:style-name="P64"><text:span text:style-name="T82">Rectangle rectangle;</text:span></text:p>
      <text:p text:style-name="P64"><text:span text:style-name="T82">shape = &amp;circle;</text:span></text:p>
      <text:p text:style-name="P64"><text:span text:style-name="T82">cout &lt;&lt; "Circle area: " &lt;&lt; shape-&gt;calculateArea(5) &lt;&lt; endl;</text:span></text:p>
      <text:p text:style-name="P64"><text:span text:style-name="T82">shape = &amp;rectangle;</text:span></text:p>
      <text:p text:style-name="P64"><text:span text:style-name="T82">cout &lt;&lt; "Rectangle area: " &lt;&lt; shape-&gt;calculateArea(5, 10) &lt;&lt; endl;</text:span></text:p>
      <text:p text:style-name="P64"><text:span text:style-name="T82">return 0;</text:span></text:p>
      <text:p text:style-name="P64"><text:span text:style-name="T82">}</text:span></text:p>
      <text:p text:style-name="P64"><text:span text:style-name="T83">7. Constructor and Destructor in Inheritance</text:span></text:p>
      <text:p text:style-name="P64"><text:span text:style-name="T83"><text:s text:c="4"/>Assignment: Constructor and Destructor in Inheritance (Constructor Chaining)</text:span></text:p>
      <text:list text:style-name="L65">
        <text:list-item>
          <text:p text:style-name="P65"><text:span text:style-name="T83">Objective:</text:span><text:span text:style-name="T84"><text:s/>Understand constructor chaining and destructor behavior in an inheritance hierarchy.</text:span></text:p>
        </text:list-item>
      </text:list>
      <text:p text:style-name="P66"><text:span text:style-name="T85"><text:s text:c="4"/>Description:</text:span></text:p>
      <text:list text:style-name="L67">
        <text:list-item>
          <text:p text:style-name="P67"><text:span text:style-name="T86">Create a base class Shape with a constructor that takes parameters for width and height (for rectangle-like shapes).</text:span></text:p>
        </text:list-item>
        <text:list-item>
          <text:p text:style-name="P67"><text:span text:style-name="T86">Create a derived class Rectangle with a constructor that initializes the Shape base class and its own additional parameters (length and width).</text:span></text:p>
        </text:list-item>
        <text:list-item>
          <text:p text:style-name="P67"><text:span text:style-name="T86">Add a destructor to both classes to print messages when an object is destroyed.</text:span></text:p>
        </text:list-item>
        <text:list-item>
          <text:p text:style-name="P67"><text:span text:style-name="T86">In the main() function:</text:span></text:p>
        </text:list-item>
        <text:list-item>
          <text:p text:style-name="P68"><text:span text:style-name="T86">Create a Rectangle object, demonstrating constructor chaining (base class constructor being called first).</text:span></text:p>
        </text:list-item>
        <text:list-item>
          <text:p text:style-name="P68"><text:span text:style-name="T86">Observe the order of destructor calls when the object goes out of scope.</text:span></text:p>
        </text:list-item>
      </text:list>
      <text:p text:style-name="P69"><text:span text:style-name="T87">Requirements:</text:span></text:p>
      <text:list text:style-name="L70">
        <text:list-item>
          <text:p text:style-name="P70"><text:span text:style-name="T88">Demonstrate constructor chaining and proper use of destructors.</text:span></text:p>
        </text:list-item>
        <text:list-item>
          <text:p text:style-name="P70"><text:span text:style-name="T88">Observe the destruction order of base and derived class objects.</text:span></text:p>
        </text:list-item>
      </text:list>
      <text:p text:style-name="P71"><text:span text:style-name="T89">Objective:</text:span><text:span text:style-name="T90"><text:line-break/>Understand constructor chaining in inheritance and how destructors work in class hierarchies.</text:span></text:p>
      <text:p text:style-name="P71"><text:span text:style-name="T91">#include &lt;iostream&gt;</text:span></text:p>
      <text:p text:style-name="P71"><text:span text:style-name="T91">using namespace std;</text:span></text:p>
      <text:p text:style-name="P71"><text:span text:style-name="T91">class Shape{</text:span></text:p>
      <text:p text:style-name="P71"><text:span text:style-name="T91">protected: // protected members can be accessed by derived classes</text:span></text:p>
      <text:p text:style-name="P71"><text:span text:style-name="T91">int width, height;</text:span></text:p>
      <text:p text:style-name="P71"><text:span text:style-name="T91">Shape(int w, int h){</text:span></text:p>
      <text:p text:style-name="P71"><text:span text:style-name="T91">width = w;</text:span></text:p>
      <text:p text:style-name="P71"><text:span text:style-name="T91">height = h;</text:span></text:p>
      <text:p text:style-name="P71"><text:span text:style-name="T91">cout &lt;&lt; "Shape constructor: " &lt;&lt; width &lt;&lt; " &amp; " &lt;&lt; height &lt;&lt; endl;</text:span></text:p>
      <text:p text:style-name="P71"><text:span text:style-name="T91">}</text:span></text:p>
      <text:p text:style-name="P71"><text:span text:style-name="T91">virtual ~Shape(){</text:span></text:p>
      <text:p text:style-name="P71"><text:span text:style-name="T91">cout &lt;&lt; "Shape destructor called " &lt;&lt; endl;</text:span></text:p>
      <text:p text:style-name="P71"><text:span text:style-name="T91">}</text:span></text:p>
      <text:p text:style-name="P71"><text:span text:style-name="T91">};</text:span></text:p>
      <text:p text:style-name="P71"><text:span text:style-name="T91">class Rectangle: public Shape{</text:span></text:p>
      <text:p text:style-name="P71"><text:span text:style-name="T91">int length;</text:span></text:p>
      <text:p text:style-name="P71"><text:span text:style-name="T91">public:</text:span></text:p>
      <text:p text:style-name="P71"><text:span text:style-name="T91">Rectangle(int w, int h, int l):Shape(w, h), length(l){</text:span></text:p>
      <text:p text:style-name="P71"><text:span text:style-name="T91">cout &lt;&lt; "Rectangle constructor: " &lt;&lt; "Length= " &lt;&lt; length &lt;&lt; endl;</text:span></text:p>
      <text:p text:style-name="P71"><text:span text:style-name="T91">}</text:span></text:p>
      <text:p text:style-name="P71"><text:span text:style-name="T91">~Rectangle(){</text:span></text:p>
      <text:p text:style-name="P71"><text:span text:style-name="T91">cout &lt;&lt; "Rectangle destructor called " &lt;&lt; endl;</text:span></text:p>
      <text:p text:style-name="P71"><text:span text:style-name="T91">}</text:span></text:p>
      <text:p text:style-name="P71"><text:span text:style-name="T91">};</text:span></text:p>
      <text:p text:style-name="P71"><text:span text:style-name="T92"/></text:p>
      <text:p text:style-name="P71"><text:span text:style-name="T93">int main(){</text:span></text:p>
      <text:p text:style-name="P71"><text:span text:style-name="T93">Rectangle rectangle(3, 7, 10);</text:span></text:p>
      <text:p text:style-name="P71"><text:span text:style-name="T93">return 0;</text:span></text:p>
      <text:p text:style-name="P71"><text:span text:style-name="T93">}</text:span></text:p>
      <text:p text:style-name="P71"><text:span text:style-name="T94">8</text:span><text:span text:style-name="T95">.<text:s/></text:span><text:span text:style-name="T96">Function Overloading</text:span></text:p>
      <text:p text:style-name="P71"><text:span text:style-name="T96"><text:s text:c="3"/>Assignment: Create a Calculator Class with Function Overloading</text:span></text:p>
      <text:p text:style-name="P71"><text:span text:style-name="T96"><text:s text:c="3"/>Objective:</text:span><text:span text:style-name="T97"><text:s/>Demonstrate function overloading for mathematical operations.</text:span></text:p>
      <text:p text:style-name="P71"><text:span text:style-name="T98"><text:s text:c="3"/>Description:</text:span></text:p>
      <text:list text:style-name="L72">
        <text:list-item>
          <text:p text:style-name="P72"><text:span text:style-name="T99">Create a class Calculator with overloaded functions to perform addition, subtraction, and multiplication for both integers and floating-point numbers.</text:span></text:p>
        </text:list-item>
      </text:list>
      <text:p text:style-name="P73"><text:span text:style-name="T100">Real-Time Application:</text:span><text:span text:style-name="T101"><text:line-break/>This can be used in simple calculation-based applications like scientific calculators, financial apps, etc.</text:span></text:p>
      <text:p text:style-name="P74"><text:span text:style-name="T102"><text:s text:c="2"/>Tasks:</text:span></text:p>
      <text:list text:style-name="L75">
        <text:list-item>
          <text:p text:style-name="P75"><text:span text:style-name="T103">Overload functions for addition, subtraction, and multiplication of integer and float types.</text:span></text:p>
        </text:list-item>
        <text:list-item>
          <text:p text:style-name="P75"><text:span text:style-name="T103">Allow users to input two numbers and choose an operation to perform.</text:span></text:p>
        </text:list-item>
      </text:list>
      <text:p text:style-name="P76"><text:span text:style-name="T103"/></text:p>
      <text:p text:style-name="P76"><text:span text:style-name="T104">#include&lt;iostream&gt;</text:span></text:p>
      <text:p text:style-name="P76"><text:span text:style-name="T104">using namespace std;</text:span></text:p>
      <text:p text:style-name="P76"><text:span text:style-name="T104"/></text:p>
      <text:p text:style-name="P76"><text:span text:style-name="T104">class Calculator {</text:span></text:p>
      <text:p text:style-name="P76"><text:span text:style-name="T104">public:</text:span></text:p>
      <text:p text:style-name="P76"><text:span text:style-name="T104">int add(int a, int b)</text:span></text:p>
      <text:p text:style-name="P76"><text:span text:style-name="T104">{</text:span></text:p>
      <text:p text:style-name="P76"><text:span text:style-name="T104">return a + b;</text:span></text:p>
      <text:p text:style-name="P76"><text:span text:style-name="T104">}</text:span></text:p>
      <text:p text:style-name="P76"><text:span text:style-name="T104">int add(int a, int b, int c)</text:span></text:p>
      <text:p text:style-name="P76"><text:span text:style-name="T104">{</text:span></text:p>
      <text:p text:style-name="P76"><text:span text:style-name="T104">return a + b + c;</text:span></text:p>
      <text:p text:style-name="P76"><text:span text:style-name="T104">}</text:span></text:p>
      <text:p text:style-name="P76"><text:span text:style-name="T104">};</text:span></text:p>
      <text:p text:style-name="P76"><text:span text:style-name="T104"/></text:p>
      <text:p text:style-name="P76"><text:span text:style-name="T104">int main()</text:span></text:p>
      <text:p text:style-name="P76"><text:span text:style-name="T104">{</text:span></text:p>
      <text:p text:style-name="P76"><text:span text:style-name="T104">Calculator calC;</text:span></text:p>
      <text:p text:style-name="P76"><text:span text:style-name="T104">calC.add(10, 20);</text:span></text:p>
      <text:p text:style-name="P76"><text:span text:style-name="T104">calC.add(10, 20, 30);</text:span></text:p>
      <text:p text:style-name="P76"><text:span text:style-name="T104">return 0;</text:span></text:p>
      <text:p text:style-name="P76"><text:span text:style-name="T104">}</text:span><text:span text:style-name="T105"/></text:p>
      <text:p text:style-name="P77"><text:span text:style-name="T106">9</text:span><text:span text:style-name="T107">.<text:s/></text:span><text:span text:style-name="T108">Operator Overloading</text:span></text:p>
      <text:p text:style-name="P77"><text:span text:style-name="T108"><text:s text:c="5"/>Assignment: Create a Time Class with Operator Overloading</text:span></text:p>
      <text:p text:style-name="P77"><text:span text:style-name="T108"><text:s text:c="5"/>Objective:</text:span><text:span text:style-name="T109"><text:s/>Demonstrate operator overloading for the + operator.</text:span></text:p>
      <text:p text:style-name="P77"><text:span text:style-name="T110"><text:s text:c="5"/>Description:</text:span></text:p>
      <text:list text:style-name="L78">
        <text:list-item>
          <text:p text:style-name="P78"><text:span text:style-name="T111">Create a Time class to represent time in hours, minutes, and seconds.</text:span></text:p>
        </text:list-item>
        <text:list-item>
          <text:p text:style-name="P78"><text:span text:style-name="T111">Overload the + operator to add two Time objects together.</text:span></text:p>
        </text:list-item>
      </text:list>
      <text:p text:style-name="P79"><text:span text:style-name="T112">Real-Time Application:</text:span><text:span text:style-name="T113"><text:line-break/>This can be applied in project management tools to calculate cumulative time, or in event scheduling systems.</text:span></text:p>
      <text:p text:style-name="P80"><text:span text:style-name="T114"><text:s text:c="4"/>Tasks:</text:span></text:p>
      <text:list text:style-name="L81">
        <text:list-item>
          <text:p text:style-name="P81"><text:span text:style-name="T115">Define the + operator to add two Time objects.</text:span></text:p>
        </text:list-item>
        <text:list-item>
          <text:p text:style-name="P81"><text:span text:style-name="T115">Create two Time objects, perform the addition, and display the result.</text:span></text:p>
        </text:list-item>
      </text:list>
      <text:p text:style-name="P82"><text:span text:style-name="T115"/></text:p>
      <text:p text:style-name="P82"><text:span text:style-name="T116">#include &lt;iostream&gt;</text:span></text:p>
      <text:p text:style-name="P82"><text:span text:style-name="T116">using namespace std;</text:span></text:p>
      <text:p text:style-name="P82"><text:span text:style-name="T116"/></text:p>
      <text:p text:style-name="P82"><text:span text:style-name="T116">class Time {</text:span></text:p>
      <text:p text:style-name="P82"><text:span text:style-name="T116">private:</text:span></text:p>
      <text:p text:style-name="P82"><text:span text:style-name="T116"><text:s text:c="4"/>int hours;</text:span></text:p>
      <text:p text:style-name="P82"><text:span text:style-name="T116"><text:s text:c="4"/>int minutes;</text:span></text:p>
      <text:p text:style-name="P82"><text:span text:style-name="T116"><text:s text:c="4"/>int seconds;</text:span></text:p>
      <text:p text:style-name="P82"><text:span text:style-name="T116"/></text:p>
      <text:p text:style-name="P82"><text:span text:style-name="T116">public:</text:span></text:p>
      <text:p text:style-name="P82"><text:span text:style-name="T116"><text:s text:c="4"/>// Constructor</text:span></text:p>
      <text:p text:style-name="P82"><text:span text:style-name="T116"><text:s text:c="4"/>Time(int h = 0, int m = 0, int s = 0) {</text:span></text:p>
      <text:p text:style-name="P82"><text:span text:style-name="T116"><text:s text:c="8"/>hours = h;</text:span></text:p>
      <text:p text:style-name="P82"><text:span text:style-name="T116"><text:s text:c="8"/>minutes = m;</text:span></text:p>
      <text:p text:style-name="P82"><text:span text:style-name="T116"><text:s text:c="8"/>seconds = s;</text:span></text:p>
      <text:p text:style-name="P82"><text:span text:style-name="T116"><text:s text:c="4"/>}</text:span></text:p>
      <text:p text:style-name="P82"><text:span text:style-name="T116"/></text:p>
      <text:p text:style-name="P82"><text:span text:style-name="T116"><text:s text:c="4"/>// Overloading the + operator</text:span></text:p>
      <text:p text:style-name="P82"><text:span text:style-name="T116"><text:s text:c="4"/>Time operator+(const Time&amp; t) {</text:span></text:p>
      <text:p text:style-name="P82"><text:span text:style-name="T116"><text:s text:c="8"/>Time result;</text:span></text:p>
      <text:p text:style-name="P82"><text:span text:style-name="T116"><text:s text:c="8"/>result.seconds = seconds + t.seconds;</text:span></text:p>
      <text:p text:style-name="P82"><text:span text:style-name="T116"><text:s text:c="8"/>result.minutes = minutes + t.minutes + (result.seconds / 60);</text:span></text:p>
      <text:p text:style-name="P82"><text:span text:style-name="T116"><text:s text:c="8"/>result.seconds %= 60;</text:span></text:p>
      <text:p text:style-name="P82"><text:span text:style-name="T116"><text:s text:c="8"/>result.hours = hours + t.hours + (result.minutes / 60);</text:span></text:p>
      <text:p text:style-name="P82"><text:span text:style-name="T116"><text:s text:c="8"/>result.minutes %= 60;</text:span></text:p>
      <text:p text:style-name="P82"><text:span text:style-name="T116"><text:s text:c="8"/>return result;</text:span></text:p>
      <text:p text:style-name="P82"><text:span text:style-name="T116"><text:s text:c="4"/>}</text:span></text:p>
      <text:p text:style-name="P82"><text:span text:style-name="T116"/></text:p>
      <text:p text:style-name="P82"><text:span text:style-name="T116"><text:s text:c="4"/>// Function to display time</text:span></text:p>
      <text:p text:style-name="P82"><text:span text:style-name="T116"><text:s text:c="4"/>void display() {</text:span></text:p>
      <text:p text:style-name="P82"><text:span text:style-name="T116"><text:s text:c="8"/>cout &lt;&lt; hours &lt;&lt; "h " &lt;&lt; minutes &lt;&lt; "m " &lt;&lt; seconds &lt;&lt; "s" &lt;&lt; endl;</text:span></text:p>
      <text:p text:style-name="P82"><text:span text:style-name="T116"><text:s text:c="4"/>}</text:span></text:p>
      <text:p text:style-name="P82"><text:span text:style-name="T116">};</text:span></text:p>
      <text:p text:style-name="P82"><text:span text:style-name="T116"/></text:p>
      <text:p text:style-name="P82"><text:span text:style-name="T116">int main() {</text:span></text:p>
      <text:p text:style-name="P82"><text:span text:style-name="T116"><text:s text:c="4"/>// Creating Time objects</text:span></text:p>
      <text:p text:style-name="P82"><text:span text:style-name="T116"><text:s text:c="4"/>Time t1(2, 45, 50);</text:span></text:p>
      <text:p text:style-name="P82"><text:span text:style-name="T116"><text:s text:c="4"/>Time t2(1, 20, 30);</text:span></text:p>
      <text:p text:style-name="P82"><text:span text:style-name="T116"><text:s text:c="4"/></text:span></text:p>
      <text:p text:style-name="P82"><text:span text:style-name="T116"><text:s text:c="4"/>// Adding two Time objects</text:span></text:p>
      <text:p text:style-name="P82"><text:span text:style-name="T116"><text:s text:c="4"/>Time t3 = t1 + t2;</text:span></text:p>
      <text:p text:style-name="P82"><text:span text:style-name="T116"><text:s text:c="4"/></text:span></text:p>
      <text:p text:style-name="P82"><text:span text:style-name="T116"><text:s text:c="4"/>// Displaying the result</text:span></text:p>
      <text:p text:style-name="P82"><text:span text:style-name="T116"><text:s text:c="4"/>cout &lt;&lt; "Time 1: "; t1.display();</text:span></text:p>
      <text:p text:style-name="P82"><text:span text:style-name="T116"><text:s text:c="4"/>cout &lt;&lt; "Time 2: "; t2.display();</text:span></text:p>
      <text:p text:style-name="P82"><text:span text:style-name="T116"><text:s text:c="4"/>cout &lt;&lt; "Sum: "; t3.display();</text:span></text:p>
      <text:p text:style-name="P82"><text:span text:style-name="T116"><text:s text:c="4"/></text:span></text:p>
      <text:p text:style-name="P82"><text:span text:style-name="T116"><text:s text:c="4"/>return 0;</text:span></text:p>
      <text:p text:style-name="P82"><text:span text:style-name="T116">}</text:span><text:span text:style-name="T117"/></text:p>
      <text:p text:style-name="P83"><text:span text:style-name="T118">10</text:span><text:span text:style-name="T119">.<text:s/></text:span><text:span text:style-name="T120">Virtual Function</text:span></text:p>
      <text:p text:style-name="P83"><text:span text:style-name="T120"><text:s text:c="7"/>Assignment: Create a Payment System with Virtual Functions</text:span></text:p>
      <text:p text:style-name="P83"><text:span text:style-name="T120"><text:s text:c="7"/>Objective:</text:span><text:span text:style-name="T121"><text:s/>Demonstrate dynamic polymorphism using virtual functions.</text:span></text:p>
      <text:p text:style-name="P83"><text:span text:style-name="T122"><text:s text:c="7"/>Description:</text:span></text:p>
      <text:list text:style-name="L84">
        <text:list-item>
          <text:p text:style-name="P84"><text:span text:style-name="T123">Create a base class Payment with a virtual function processPayment().</text:span></text:p>
        </text:list-item>
        <text:list-item>
          <text:p text:style-name="P84"><text:span text:style-name="T123">Derive two classes CreditCard and Paypal, each overriding the processPayment() function.</text:span></text:p>
        </text:list-item>
      </text:list>
      <text:p text:style-name="P85"><text:span text:style-name="T124">Real-Time Application:</text:span><text:span text:style-name="T125"><text:line-break/>This can be used in e-commerce applications where different payment methods need to be processed.</text:span></text:p>
      <text:p text:style-name="P86"><text:span text:style-name="T126"><text:s text:c="6"/>Tasks:</text:span></text:p>
      <text:list text:style-name="L87">
        <text:list-item>
          <text:p text:style-name="P87"><text:span text:style-name="T127">Implement a virtual function in the base class.</text:span></text:p>
        </text:list-item>
        <text:list-item>
          <text:p text:style-name="P87"><text:span text:style-name="T127">Override the processPayment() function in the derived classes.</text:span></text:p>
        </text:list-item>
      </text:list>
      <text:p text:style-name="P88"><text:span text:style-name="T128"/></text:p>
      <text:p text:style-name="P89"><text:span text:style-name="T129">#include</text:span><text:span text:style-name="T130">&lt;iostream&gt;</text:span></text:p>
      <text:p text:style-name="P89"><text:span text:style-name="T131">using</text:span><text:span text:style-name="T132"><text:s/></text:span><text:span text:style-name="T133">namespace</text:span><text:span text:style-name="T134"><text:s/>std;</text:span></text:p>
      <text:p text:style-name="P89"><text:span text:style-name="T135"/></text:p>
      <text:p text:style-name="P89"><text:span text:style-name="T136">class</text:span><text:span text:style-name="T137"><text:s/></text:span><text:span text:style-name="T138">Payment</text:span><text:span text:style-name="T139"><text:s/>{</text:span></text:p>
      <text:p text:style-name="P89"><text:span text:style-name="T140">public</text:span><text:span text:style-name="T141">:</text:span></text:p>
      <text:p text:style-name="P89"><text:span text:style-name="T141"><text:tab/></text:span><text:span text:style-name="T142">virtual</text:span><text:span text:style-name="T143"><text:s/></text:span><text:span text:style-name="T144">void</text:span><text:span text:style-name="T145"><text:s/>processPayment() {</text:span></text:p>
      <text:p text:style-name="P89"><text:span text:style-name="T145"><text:tab/><text:tab/>cout<text:s/></text:span><text:span text:style-name="T146">&lt;&lt;</text:span><text:span text:style-name="T147"><text:s/></text:span><text:span text:style-name="T148">"Process payemnt"</text:span><text:span text:style-name="T149"><text:s/></text:span><text:span text:style-name="T150">&lt;&lt;</text:span><text:span text:style-name="T151"><text:s/>endl;</text:span></text:p>
      <text:p text:style-name="P89"><text:span text:style-name="T151"><text:tab/>}</text:span></text:p>
      <text:p text:style-name="P89"><text:span text:style-name="T151">};</text:span></text:p>
      <text:p text:style-name="P89"><text:span text:style-name="T152"/></text:p>
      <text:p text:style-name="P89"><text:span text:style-name="T153">class</text:span><text:span text:style-name="T154"><text:s/></text:span><text:span text:style-name="T155">CreditCard</text:span><text:span text:style-name="T156"><text:s/>:<text:s/></text:span><text:span text:style-name="T157">public</text:span><text:span text:style-name="T158"><text:s/></text:span><text:span text:style-name="T159">Payment</text:span></text:p>
      <text:p text:style-name="P89"><text:span text:style-name="T160">{</text:span></text:p>
      <text:p text:style-name="P89"><text:span text:style-name="T161">public</text:span><text:span text:style-name="T162">:</text:span></text:p>
      <text:p text:style-name="P89"><text:span text:style-name="T162"><text:tab/></text:span><text:span text:style-name="T163">void</text:span><text:span text:style-name="T164"><text:s/>processPayment() {</text:span></text:p>
      <text:p text:style-name="P89"><text:span text:style-name="T164"><text:tab/><text:tab/>cout<text:s/></text:span><text:span text:style-name="T165">&lt;&lt;</text:span><text:span text:style-name="T166"><text:s/></text:span><text:span text:style-name="T167">"Payment using Creditcard"</text:span><text:span text:style-name="T168"><text:s/></text:span><text:span text:style-name="T169">&lt;&lt;</text:span><text:span text:style-name="T170"><text:s/>endl;</text:span></text:p>
      <text:p text:style-name="P89"><text:span text:style-name="T170"><text:tab/>}</text:span></text:p>
      <text:p text:style-name="P89"><text:span text:style-name="T171"/></text:p>
      <text:p text:style-name="P89"><text:span text:style-name="T172">};</text:span></text:p>
      <text:p text:style-name="P89"><text:span text:style-name="T173"/></text:p>
      <text:p text:style-name="P89"><text:span text:style-name="T174">class</text:span><text:span text:style-name="T175"><text:s/></text:span><text:span text:style-name="T176">Paypal</text:span><text:span text:style-name="T177"><text:s/>:<text:s/></text:span><text:span text:style-name="T178">public</text:span><text:span text:style-name="T179"><text:s/></text:span><text:span text:style-name="T180">Payment</text:span></text:p>
      <text:p text:style-name="P89"><text:span text:style-name="T181">{</text:span></text:p>
      <text:p text:style-name="P89"><text:span text:style-name="T182">public</text:span><text:span text:style-name="T183">:</text:span></text:p>
      <text:p text:style-name="P89"><text:span text:style-name="T183"><text:tab/></text:span><text:span text:style-name="T184">void</text:span><text:span text:style-name="T185"><text:s/>processPayment() {</text:span></text:p>
      <text:p text:style-name="P89"><text:span text:style-name="T185"><text:tab/><text:tab/>cout<text:s/></text:span><text:span text:style-name="T186">&lt;&lt;</text:span><text:span text:style-name="T187"><text:s/></text:span><text:span text:style-name="T188">"Payment using Paypal"</text:span><text:span text:style-name="T189"><text:s/></text:span><text:span text:style-name="T190">&lt;&lt;</text:span><text:span text:style-name="T191"><text:s/>endl;</text:span></text:p>
      <text:p text:style-name="P89"><text:span text:style-name="T191"><text:tab/>}</text:span></text:p>
      <text:p text:style-name="P89"><text:span text:style-name="T192"/></text:p>
      <text:p text:style-name="P89"><text:span text:style-name="T193">};</text:span></text:p>
      <text:p text:style-name="P89"><text:span text:style-name="T194"/></text:p>
      <text:p text:style-name="P89"><text:span text:style-name="T195">int</text:span><text:span text:style-name="T196"><text:s/>main()</text:span></text:p>
      <text:p text:style-name="P89"><text:span text:style-name="T196">{</text:span></text:p>
      <text:p text:style-name="P89"><text:span text:style-name="T196"><text:tab/></text:span><text:span text:style-name="T197">Payment</text:span><text:span text:style-name="T198"><text:s/>p;</text:span></text:p>
      <text:p text:style-name="P89"><text:span text:style-name="T198"><text:tab/></text:span><text:span text:style-name="T199">CreditCard</text:span><text:span text:style-name="T200"><text:s/>cc;</text:span></text:p>
      <text:p text:style-name="P89"><text:span text:style-name="T200"><text:tab/></text:span><text:span text:style-name="T201">Paypal</text:span><text:span text:style-name="T202"><text:s/>pp;</text:span></text:p>
      <text:p text:style-name="P89"><text:span text:style-name="T202"><text:tab/></text:span><text:span text:style-name="T203">Payment</text:span><text:span text:style-name="T204">* ptr;</text:span></text:p>
      <text:p text:style-name="P89"><text:span text:style-name="T204"><text:tab/>ptr = &amp;cc;</text:span></text:p>
      <text:p text:style-name="P89"><text:span text:style-name="T204"><text:tab/>ptr-&gt;processPayment();</text:span></text:p>
      <text:p text:style-name="P89"><text:span text:style-name="T205"/></text:p>
      <text:p text:style-name="P89"><text:span text:style-name="T206"><text:tab/></text:span><text:span text:style-name="T207">Payment</text:span><text:span text:style-name="T208">* ptr1;</text:span></text:p>
      <text:p text:style-name="P89"><text:span text:style-name="T208"><text:tab/>ptr1 = &amp;pp;</text:span></text:p>
      <text:p text:style-name="P89"><text:span text:style-name="T208"><text:tab/>ptr1-&gt;processPayment();</text:span></text:p>
      <text:p text:style-name="P89"><text:span text:style-name="T209"/></text:p>
      <text:p text:style-name="P89"><text:span text:style-name="T209"/></text:p>
      <text:p text:style-name="P90"><text:span text:style-name="T210">}</text:span></text:p>
      <text:p text:style-name="P91"><text:span text:style-name="T211">11. Pure Virtual Function</text:span></text:p>
      <text:p text:style-name="P91"><text:span text:style-name="T211"><text:s text:c="6"/>Assignment</text:span><text:span text:style-name="T212">: Create a Shape System with a Pure Virtual Function</text:span></text:p>
      <text:p text:style-name="P91"><text:span text:style-name="T213"><text:s text:c="6"/>Objective</text:span><text:span text:style-name="T214">: Demonstrate pure virtual functions and abstract classes.</text:span></text:p>
      <text:p text:style-name="P91"><text:span text:style-name="T215"><text:s text:c="7"/>Description</text:span><text:span text:style-name="T216">:</text:span></text:p>
      <text:list text:style-name="L92">
        <text:list-item>
          <text:p text:style-name="P92"><text:span text:style-name="T216">Create an abstract base class Shape with a pure virtual function draw().</text:span></text:p>
        </text:list-item>
        <text:list-item>
          <text:p text:style-name="P92"><text:span text:style-name="T216">Derive classes Circle and Rectangle that implement the draw() method.</text:span></text:p>
        </text:list-item>
      </text:list>
      <text:p text:style-name="P93"><text:span text:style-name="T217">Real-Time Application</text:span><text:span text:style-name="T218">:<text:line-break/>This can be used in graphical applications where different shapes need to be drawn, and<text:s text:c="5"/>the drawing method needs to be defined specifically for each shape.</text:span></text:p>
      <text:p text:style-name="P94"><text:span text:style-name="T219"><text:s text:c="6"/>Tasks</text:span><text:span text:style-name="T220">:</text:span></text:p>
      <text:list text:style-name="L95">
        <text:list-item>
          <text:p text:style-name="P95"><text:span text:style-name="T220">Define an abstract class with a pure virtual function.</text:span></text:p>
        </text:list-item>
        <text:list-item>
          <text:p text:style-name="P95"><text:span text:style-name="T220">Derive at least two classes and implement the pure virtual function.</text:span></text:p>
        </text:list-item>
      </text:list>
      <text:p text:style-name="P96"><text:span text:style-name="T221"/></text:p>
      <text:p text:style-name="P97"><text:span text:style-name="T222">#include</text:span><text:span text:style-name="T223">&lt;iostream&gt;</text:span></text:p>
      <text:p text:style-name="P97"><text:span text:style-name="T224">using</text:span><text:span text:style-name="T225"><text:s/></text:span><text:span text:style-name="T226">namespace</text:span><text:span text:style-name="T227"><text:s/>std;</text:span></text:p>
      <text:p text:style-name="P97"><text:span text:style-name="T228">class</text:span><text:span text:style-name="T229"><text:s/></text:span><text:span text:style-name="T230">Shape</text:span><text:span text:style-name="T231"><text:s/>{</text:span></text:p>
      <text:p text:style-name="P97"><text:span text:style-name="T232">public</text:span><text:span text:style-name="T233">:</text:span></text:p>
      <text:p text:style-name="P97"><text:span text:style-name="T233"><text:tab/></text:span><text:span text:style-name="T234">virtual</text:span><text:span text:style-name="T235"><text:s/></text:span><text:span text:style-name="T236">void</text:span><text:span text:style-name="T237"><text:s/>getarea() = 0;</text:span></text:p>
      <text:p text:style-name="P97"><text:span text:style-name="T237">};</text:span></text:p>
      <text:p text:style-name="P97"><text:span text:style-name="T238">class</text:span><text:span text:style-name="T239"><text:s/></text:span><text:span text:style-name="T240">cricle</text:span><text:span text:style-name="T241"><text:s/>:<text:s/></text:span><text:span text:style-name="T242">public</text:span><text:span text:style-name="T243"><text:s/></text:span><text:span text:style-name="T244">Shape</text:span></text:p>
      <text:p text:style-name="P97"><text:span text:style-name="T245">{</text:span></text:p>
      <text:p text:style-name="P97"><text:span text:style-name="T246">public</text:span><text:span text:style-name="T247">:</text:span></text:p>
      <text:p text:style-name="P97"><text:span text:style-name="T247"><text:tab/></text:span><text:span text:style-name="T248">void</text:span><text:span text:style-name="T249"><text:s/>getarea()</text:span></text:p>
      <text:p text:style-name="P97"><text:span text:style-name="T249"><text:tab/>{</text:span></text:p>
      <text:p text:style-name="P97"><text:span text:style-name="T249"><text:tab/><text:tab/></text:span><text:span text:style-name="T250">double</text:span><text:span text:style-name="T251"><text:s/>r;</text:span></text:p>
      <text:p text:style-name="P97"><text:span text:style-name="T251"><text:tab/><text:tab/>cout<text:s/></text:span><text:span text:style-name="T252">&lt;&lt;</text:span><text:span text:style-name="T253"><text:s/></text:span><text:span text:style-name="T254">"Enter radius of the circle : "</text:span><text:span text:style-name="T255">;</text:span></text:p>
      <text:p text:style-name="P97"><text:span text:style-name="T255"><text:tab/><text:tab/>cin<text:s/></text:span><text:span text:style-name="T256">&gt;&gt;</text:span><text:span text:style-name="T257"><text:s/>r;</text:span></text:p>
      <text:p text:style-name="P97"><text:span text:style-name="T257"><text:tab/><text:tab/>cout<text:s/></text:span><text:span text:style-name="T258">&lt;&lt;</text:span><text:span text:style-name="T259"><text:s/></text:span><text:span text:style-name="T260">"Area of a circle is :"</text:span><text:span text:style-name="T261"><text:s/></text:span><text:span text:style-name="T262">&lt;&lt;</text:span><text:span text:style-name="T263"><text:s/>(3.14 * r * r)<text:s/></text:span><text:span text:style-name="T264">&lt;&lt;</text:span><text:span text:style-name="T265"><text:s/>endl ;</text:span></text:p>
      <text:p text:style-name="P97"><text:span text:style-name="T266"/></text:p>
      <text:p text:style-name="P97"><text:span text:style-name="T267"><text:tab/>}</text:span></text:p>
      <text:p text:style-name="P97"><text:span text:style-name="T267">};</text:span></text:p>
      <text:p text:style-name="P97"><text:span text:style-name="T268"/></text:p>
      <text:p text:style-name="P97"><text:span text:style-name="T269">class</text:span><text:span text:style-name="T270"><text:s/></text:span><text:span text:style-name="T271">rectangle</text:span><text:span text:style-name="T272"><text:s/>:<text:s/></text:span><text:span text:style-name="T273">public</text:span><text:span text:style-name="T274"><text:s/></text:span><text:span text:style-name="T275">Shape</text:span></text:p>
      <text:p text:style-name="P97"><text:span text:style-name="T276">{</text:span></text:p>
      <text:p text:style-name="P97"><text:span text:style-name="T277">public</text:span><text:span text:style-name="T278">:</text:span></text:p>
      <text:p text:style-name="P97"><text:span text:style-name="T278"><text:tab/></text:span><text:span text:style-name="T279">void</text:span><text:span text:style-name="T280"><text:s/>getarea()</text:span></text:p>
      <text:p text:style-name="P97"><text:span text:style-name="T280"><text:tab/>{</text:span></text:p>
      <text:p text:style-name="P97"><text:span text:style-name="T280"><text:tab/><text:tab/></text:span><text:span text:style-name="T281">double</text:span><text:span text:style-name="T282"><text:s/>l;</text:span></text:p>
      <text:p text:style-name="P97"><text:span text:style-name="T282"><text:tab/><text:tab/></text:span><text:span text:style-name="T283">double</text:span><text:span text:style-name="T284"><text:s/>b;</text:span></text:p>
      <text:p text:style-name="P97"><text:span text:style-name="T284"><text:tab/><text:tab/>cout<text:s/></text:span><text:span text:style-name="T285">&lt;&lt;</text:span><text:span text:style-name="T286"><text:s/></text:span><text:span text:style-name="T287">"Enter l &amp; b of the rectangle : "</text:span><text:span text:style-name="T288">;</text:span></text:p>
      <text:p text:style-name="P97"><text:span text:style-name="T288"><text:tab/><text:tab/>cin<text:s/></text:span><text:span text:style-name="T289">&gt;&gt;</text:span><text:span text:style-name="T290"><text:s/>l;</text:span></text:p>
      <text:p text:style-name="P97"><text:span text:style-name="T290"><text:tab/><text:tab/>cin<text:s/></text:span><text:span text:style-name="T291">&gt;&gt;</text:span><text:span text:style-name="T292"><text:s/>b;</text:span></text:p>
      <text:p text:style-name="P97"><text:span text:style-name="T292"><text:tab/><text:tab/>cout<text:s/></text:span><text:span text:style-name="T293">&lt;&lt;</text:span><text:span text:style-name="T294"><text:s/></text:span><text:span text:style-name="T295">"Area of a rectangle is : "</text:span><text:span text:style-name="T296"><text:s/></text:span><text:span text:style-name="T297">&lt;&lt;</text:span><text:span text:style-name="T298"><text:s/>(l * b)<text:s/></text:span><text:span text:style-name="T299">&lt;&lt;</text:span><text:span text:style-name="T300"><text:s/>endl;</text:span></text:p>
      <text:p text:style-name="P97"><text:span text:style-name="T301"/></text:p>
      <text:p text:style-name="P97"><text:span text:style-name="T302"><text:tab/>}</text:span></text:p>
      <text:p text:style-name="P97"><text:span text:style-name="T302">};</text:span></text:p>
      <text:p text:style-name="P97"><text:span text:style-name="T303">class</text:span><text:span text:style-name="T304"><text:s/></text:span><text:span text:style-name="T305">triangle</text:span><text:span text:style-name="T306"><text:s/>:<text:s/></text:span><text:span text:style-name="T307">public</text:span><text:span text:style-name="T308"><text:s/></text:span><text:span text:style-name="T309">Shape</text:span></text:p>
      <text:p text:style-name="P97"><text:span text:style-name="T310">{</text:span></text:p>
      <text:p text:style-name="P97"><text:span text:style-name="T311">public</text:span><text:span text:style-name="T312">:</text:span></text:p>
      <text:p text:style-name="P97"><text:span text:style-name="T312"><text:tab/></text:span><text:span text:style-name="T313">void</text:span><text:span text:style-name="T314"><text:s/>getarea()</text:span></text:p>
      <text:p text:style-name="P97"><text:span text:style-name="T314"><text:tab/>{</text:span></text:p>
      <text:p text:style-name="P97"><text:span text:style-name="T314"><text:tab/><text:tab/></text:span><text:span text:style-name="T315">double</text:span><text:span text:style-name="T316"><text:s/>b;</text:span></text:p>
      <text:p text:style-name="P97"><text:span text:style-name="T316"><text:tab/><text:tab/></text:span><text:span text:style-name="T317">double</text:span><text:span text:style-name="T318"><text:s/>h;</text:span></text:p>
      <text:p text:style-name="P97"><text:span text:style-name="T318"><text:tab/><text:tab/>cout<text:s/></text:span><text:span text:style-name="T319">&lt;&lt;</text:span><text:span text:style-name="T320"><text:s/></text:span><text:span text:style-name="T321">"Enter base &amp; height of the triangle : "</text:span><text:span text:style-name="T322">;</text:span></text:p>
      <text:p text:style-name="P97"><text:span text:style-name="T322"><text:tab/><text:tab/>cin<text:s/></text:span><text:span text:style-name="T323">&gt;&gt;</text:span><text:span text:style-name="T324"><text:s/>b;</text:span></text:p>
      <text:p text:style-name="P97"><text:span text:style-name="T324"><text:tab/><text:tab/>cin<text:s/></text:span><text:span text:style-name="T325">&gt;&gt;</text:span><text:span text:style-name="T326"><text:s/>h;</text:span></text:p>
      <text:p text:style-name="P97"><text:span text:style-name="T326"><text:tab/><text:tab/>cout<text:s/></text:span><text:span text:style-name="T327">&lt;&lt;</text:span><text:span text:style-name="T328"><text:s/></text:span><text:span text:style-name="T329">"Area of a triangle is : "</text:span><text:span text:style-name="T330"><text:s/></text:span><text:span text:style-name="T331">&lt;&lt;</text:span><text:span text:style-name="T332"><text:s/>(0.5* b * h)<text:s/></text:span><text:span text:style-name="T333">&lt;&lt;</text:span><text:span text:style-name="T334"><text:s/>endl;</text:span></text:p>
      <text:p text:style-name="P97"><text:span text:style-name="T335"/></text:p>
      <text:p text:style-name="P97"><text:span text:style-name="T336"><text:tab/>}</text:span></text:p>
      <text:p text:style-name="P97"><text:span text:style-name="T336">};</text:span></text:p>
      <text:p text:style-name="P97"><text:span text:style-name="T337"/></text:p>
      <text:p text:style-name="P97"><text:span text:style-name="T338">int</text:span><text:span text:style-name="T339"><text:s/>main() {</text:span></text:p>
      <text:p text:style-name="P97"><text:span text:style-name="T339"><text:tab/></text:span><text:span text:style-name="T340">cricle</text:span><text:span text:style-name="T341"><text:s/>c1;</text:span></text:p>
      <text:p text:style-name="P97"><text:span text:style-name="T341"><text:tab/>c1.getarea();</text:span></text:p>
      <text:p text:style-name="P97"><text:span text:style-name="T341"><text:tab/></text:span><text:span text:style-name="T342">rectangle</text:span><text:span text:style-name="T343"><text:s/>r1;</text:span></text:p>
      <text:p text:style-name="P97"><text:span text:style-name="T343"><text:tab/>r1.getarea();</text:span></text:p>
      <text:p text:style-name="P97"><text:span text:style-name="T343"><text:tab/></text:span><text:span text:style-name="T344">triangle</text:span><text:span text:style-name="T345"><text:s/>t1;</text:span></text:p>
      <text:p text:style-name="P97"><text:span text:style-name="T345"><text:tab/>t1.getarea();</text:span></text:p>
      <text:p text:style-name="P97"><text:span text:style-name="T345"><text:tab/></text:span><text:span text:style-name="T346">return</text:span><text:span text:style-name="T347"><text:s/>0;</text:span></text:p>
      <text:p text:style-name="P98"><text:span text:style-name="T347">}</text:span></text:p>
      <text:p text:style-name="P99"><text:span text:style-name="T348">12</text:span><text:span text:style-name="T349">.<text:s/></text:span><text:span text:style-name="T350">Inline Function</text:span></text:p>
      <text:p text:style-name="P99"><text:span text:style-name="T350"><text:s text:c="6"/>Assignment: Create a Discount Calculator with Inline Function</text:span></text:p>
      <text:p text:style-name="P99"><text:span text:style-name="T350"><text:s text:c="6"/>Objective:</text:span><text:span text:style-name="T351"><text:s/>Demonstrate the use of inline functions for efficiency.</text:span></text:p>
      <text:p text:style-name="P99"><text:span text:style-name="T352"><text:s text:c="6"/>Description:</text:span></text:p>
      <text:list text:style-name="L100">
        <text:list-item>
          <text:p text:style-name="P100"><text:span text:style-name="T353">Create a class Product with a member function calculateDiscount().</text:span></text:p>
        </text:list-item>
        <text:list-item>
          <text:p text:style-name="P100"><text:span text:style-name="T353">Use an inline function for calculating the discount price.</text:span></text:p>
        </text:list-item>
      </text:list>
      <text:p text:style-name="P101"><text:span text:style-name="T354">Real-Time Application:</text:span><text:span text:style-name="T355"><text:line-break/>This is used in e-commerce websites or retail systems where discount calculations happen frequently.</text:span></text:p>
      <text:p text:style-name="P101"><text:span text:style-name="T356">Tasks:</text:span></text:p>
      <text:list text:style-name="L102">
        <text:list-item>
          <text:p text:style-name="P102"><text:span text:style-name="T357">Implement the calculateDiscount() function as an inline function.</text:span></text:p>
        </text:list-item>
      </text:list>
      <text:p text:style-name="P103"><text:span text:style-name="T357"/></text:p>
      <text:p text:style-name="P103"><text:span text:style-name="T358">#include&lt;iostream&gt;</text:span></text:p>
      <text:p text:style-name="P103"><text:span text:style-name="T358">using namespace std;</text:span></text:p>
      <text:p text:style-name="P103"><text:span text:style-name="T358"/></text:p>
      <text:p text:style-name="P103"><text:span text:style-name="T358">class Product {</text:span></text:p>
      <text:p text:style-name="P103"><text:span text:style-name="T358">string name;</text:span></text:p>
      <text:p text:style-name="P103"><text:span text:style-name="T358">double price;</text:span></text:p>
      <text:p text:style-name="P103"><text:span text:style-name="T358">double discountRate;</text:span></text:p>
      <text:p text:style-name="P103"><text:span text:style-name="T358"/></text:p>
      <text:p text:style-name="P103"><text:span text:style-name="T358">public:</text:span></text:p>
      <text:p text:style-name="P103"><text:span text:style-name="T358"/></text:p>
      <text:p text:style-name="P103"><text:span text:style-name="T358">Product(string n, double p, double d) : name(n), price(p), discountRate(d) {}</text:span></text:p>
      <text:p text:style-name="P103"><text:span text:style-name="T358"/></text:p>
      <text:p text:style-name="P103"><text:span text:style-name="T358"/></text:p>
      <text:p text:style-name="P103"><text:span text:style-name="T358">inline double calculateDiscount() {</text:span></text:p>
      <text:p text:style-name="P103"><text:span text:style-name="T358">return price - (price * discountRate / 100);</text:span></text:p>
      <text:p text:style-name="P103"><text:span text:style-name="T358">}</text:span></text:p>
      <text:p text:style-name="P103"><text:span text:style-name="T358"/></text:p>
      <text:p text:style-name="P103"><text:span text:style-name="T358"/></text:p>
      <text:p text:style-name="P103"><text:span text:style-name="T358">void display() {</text:span></text:p>
      <text:p text:style-name="P103"><text:span text:style-name="T358">cout &lt;&lt; "Product: " &lt;&lt; name &lt;&lt; endl;</text:span></text:p>
      <text:p text:style-name="P103"><text:span text:style-name="T358">cout &lt;&lt; "Original Price: " &lt;&lt; price &lt;&lt; endl;</text:span></text:p>
      <text:p text:style-name="P103"><text:span text:style-name="T358">cout &lt;&lt; "Discounted Price: " &lt;&lt; calculateDiscount() &lt;&lt; endl;</text:span></text:p>
      <text:p text:style-name="P103"><text:span text:style-name="T358">}</text:span></text:p>
      <text:p text:style-name="P103"><text:span text:style-name="T358">};</text:span></text:p>
      <text:p text:style-name="P103"><text:span text:style-name="T358"/></text:p>
      <text:p text:style-name="P103"><text:span text:style-name="T358">int main() {</text:span></text:p>
      <text:p text:style-name="P103"><text:span text:style-name="T358"/></text:p>
      <text:p text:style-name="P103"><text:span text:style-name="T358">Product p1("Laptop", 1000.0, 15);</text:span></text:p>
      <text:p text:style-name="P103"><text:span text:style-name="T358">Product p2("car",500000,25);</text:span></text:p>
      <text:p text:style-name="P103"><text:span text:style-name="T358"/></text:p>
      <text:p text:style-name="P103"><text:span text:style-name="T358">p1.display();</text:span></text:p>
      <text:p text:style-name="P103"><text:span text:style-name="T358">p2.display();</text:span></text:p>
      <text:p text:style-name="P103"><text:span text:style-name="T358"/></text:p>
      <text:p text:style-name="P103"><text:span text:style-name="T358">return 0;</text:span></text:p>
      <text:p text:style-name="P103"><text:span text:style-name="T358">}</text:span><text:span text:style-name="T359"/></text:p>
      <text:p text:style-name="P104"><text:span text:style-name="T360">13</text:span><text:span text:style-name="T361">.<text:s/></text:span><text:span text:style-name="T362">Friend Function</text:span></text:p>
      <text:p text:style-name="P104"><text:span text:style-name="T362"><text:s text:c="6"/>Assignment: Create a Bank Account System with Friend Function</text:span></text:p>
      <text:p text:style-name="P104"><text:span text:style-name="T362"><text:s text:c="6"/>Objective:</text:span><text:span text:style-name="T363"><text:s/>Use a friend function to access private data in a class.</text:span></text:p>
      <text:p text:style-name="P104"><text:span text:style-name="T364"><text:s text:c="6"/>Description:</text:span></text:p>
      <text:list text:style-name="L105">
        <text:list-item>
          <text:p text:style-name="P105"><text:span text:style-name="T365">Create a BankAccount class with private members for account balance.</text:span></text:p>
        </text:list-item>
        <text:list-item>
          <text:p text:style-name="P105"><text:span text:style-name="T365">Implement a friend function transferMoney() that can access and modify private data.</text:span></text:p>
        </text:list-item>
      </text:list>
      <text:p text:style-name="P106"><text:span text:style-name="T366">Real-Time Application:</text:span><text:span text:style-name="T367"><text:line-break/>This can be applied in banking systems where transferring money between accounts requires special permissions.</text:span></text:p>
      <text:p text:style-name="P107"><text:span text:style-name="T368"><text:s text:c="6"/>Tasks:</text:span></text:p>
      <text:list text:style-name="L108">
        <text:list-item>
          <text:p text:style-name="P108"><text:span text:style-name="T369">Create a friend function that modifies private members of a class.</text:span></text:p>
        </text:list-item>
      </text:list>
      <text:p text:style-name="P109"><text:span text:style-name="T370"/></text:p>
      <text:p text:style-name="P109"><text:span text:style-name="T371">#include&lt;iostream&gt;</text:span></text:p>
      <text:p text:style-name="P109"><text:span text:style-name="T371">using namespace std;</text:span></text:p>
      <text:p text:style-name="P109"><text:span text:style-name="T372"/></text:p>
      <text:p text:style-name="P109"><text:span text:style-name="T373">class BankAccount {</text:span></text:p>
      <text:p text:style-name="P109"><text:span text:style-name="T373"><text:s text:c="4"/>float Abalance;</text:span></text:p>
      <text:p text:style-name="P109"><text:span text:style-name="T373"><text:s text:c="4"/>float transfer;</text:span></text:p>
      <text:p text:style-name="P109"><text:span text:style-name="T374"/></text:p>
      <text:p text:style-name="P109"><text:span text:style-name="T375">public:</text:span></text:p>
      <text:p text:style-name="P109"><text:span text:style-name="T375"><text:s text:c="4"/>BankAccount() {</text:span></text:p>
      <text:p text:style-name="P109"><text:span text:style-name="T375"><text:s text:c="8"/>Abalance = 262000;</text:span></text:p>
      <text:p text:style-name="P109"><text:span text:style-name="T375"><text:s text:c="8"/>cout &lt;&lt; "Account Balance : " &lt;&lt; Abalance &lt;&lt; endl;</text:span></text:p>
      <text:p text:style-name="P109"><text:span text:style-name="T375"><text:s text:c="8"/>cout &lt;&lt; "Enter Transfer amount : ";</text:span></text:p>
      <text:p text:style-name="P109"><text:span text:style-name="T375"><text:s text:c="8"/>cin &gt;&gt; transfer;</text:span></text:p>
      <text:p text:style-name="P109"><text:span text:style-name="T375"><text:s text:c="8"/>cout &lt;&lt; "Transfer Amount : " &lt;&lt; transfer &lt;&lt; endl;</text:span></text:p>
      <text:p text:style-name="P109"><text:span text:style-name="T375"><text:s text:c="4"/>}</text:span></text:p>
      <text:p text:style-name="P109"><text:span text:style-name="T375"><text:s text:c="4"/>friend void transferMoney(const BankAccount&amp; a);</text:span></text:p>
      <text:p text:style-name="P109"><text:span text:style-name="T375">};</text:span></text:p>
      <text:p text:style-name="P109"><text:span text:style-name="T376"/></text:p>
      <text:p text:style-name="P109"><text:span text:style-name="T377">void transferMoney(const BankAccount&amp; a) {</text:span></text:p>
      <text:p text:style-name="P109"><text:span text:style-name="T377"><text:s text:c="4"/>cout &lt;&lt; "Account Balance : " &lt;&lt; (a.Abalance - a.transfer) &lt;&lt; endl;</text:span></text:p>
      <text:p text:style-name="P109"><text:span text:style-name="T377">}</text:span></text:p>
      <text:p text:style-name="P109"><text:span text:style-name="T378"/></text:p>
      <text:p text:style-name="P109"><text:span text:style-name="T379">int main()</text:span></text:p>
      <text:p text:style-name="P109"><text:span text:style-name="T379">{</text:span></text:p>
      <text:p text:style-name="P109"><text:span text:style-name="T379"><text:s text:c="4"/>BankAccount a;</text:span></text:p>
      <text:p text:style-name="P109"><text:span text:style-name="T379"><text:s text:c="4"/>transferMoney(a);</text:span></text:p>
      <text:p text:style-name="P109"><text:span text:style-name="T379"><text:s text:c="4"/>return 0;</text:span></text:p>
      <text:p text:style-name="P109"><text:span text:style-name="T379">}</text:span></text:p>
      <text:p text:style-name="P109"><text:span text:style-name="T380">14</text:span><text:span text:style-name="T381">.<text:s/></text:span><text:span text:style-name="T382">Constructor Overloading</text:span></text:p>
      <text:p text:style-name="P109"><text:span text:style-name="T382"><text:s text:c="7"/>Assignment: Create a Library System with Constructor Overloading</text:span></text:p>
      <text:p text:style-name="P109"><text:span text:style-name="T382"><text:s text:c="7"/>Objective:</text:span><text:span text:style-name="T383"><text:s/>Demonstrate constructor overloading.</text:span></text:p>
      <text:p text:style-name="P109"><text:span text:style-name="T384"><text:s text:c="7"/>Description:</text:span></text:p>
      <text:list text:style-name="L110">
        <text:list-item>
          <text:p text:style-name="P110"><text:span text:style-name="T385">Create a Book class with a constructor that can be overloaded to initialize different attributes of a book (title, author, and year).</text:span></text:p>
        </text:list-item>
      </text:list>
      <text:p text:style-name="P111"><text:span text:style-name="T386"><text:s text:c="7"/>Real-Time Application:</text:span><text:span text:style-name="T387"><text:line-break/><text:s text:c="5"/><text:tab/>This can be used in a library management system to manage different book records.</text:span></text:p>
      <text:p text:style-name="P111"><text:span text:style-name="T388"><text:s text:c="7"/>Tasks:</text:span></text:p>
      <text:list text:style-name="L112">
        <text:list-item>
          <text:p text:style-name="P112"><text:span text:style-name="T389">Implement constructor overloading to allow different ways to initialize a book.</text:span></text:p>
        </text:list-item>
      </text:list>
      <text:p text:style-name="P113"><text:span text:style-name="T390">#include</text:span><text:span text:style-name="T391"><text:s/></text:span><text:span text:style-name="T392">&lt;iostream&gt;</text:span><text:span text:style-name="T393"/></text:p>
      <text:p text:style-name="P113"><text:span text:style-name="T394">#include</text:span><text:span text:style-name="T395"><text:s/></text:span><text:span text:style-name="T396">&lt;string&gt;</text:span><text:span text:style-name="T397"/></text:p>
      <text:p text:style-name="P113"><text:span text:style-name="T398">using</text:span><text:span text:style-name="T399"><text:s/></text:span><text:span text:style-name="T400">namespace</text:span><text:span text:style-name="T401"><text:s/>std;</text:span></text:p>
      <text:p text:style-name="P113"><text:span text:style-name="T401"/></text:p>
      <text:p text:style-name="P113"><text:span text:style-name="T402">class</text:span><text:span text:style-name="T403"><text:s/></text:span><text:span text:style-name="T404">Book</text:span><text:span text:style-name="T405"><text:s/>{</text:span></text:p>
      <text:p text:style-name="P113"><text:span text:style-name="T406">private</text:span><text:span text:style-name="T407">:</text:span></text:p>
      <text:p text:style-name="P113"><text:span text:style-name="T407"><text:s text:c="4"/></text:span><text:span text:style-name="T408">string</text:span><text:span text:style-name="T409"><text:s/>title;</text:span></text:p>
      <text:p text:style-name="P113"><text:span text:style-name="T409"><text:s text:c="4"/></text:span><text:span text:style-name="T410">string</text:span><text:span text:style-name="T411"><text:s/>author;</text:span></text:p>
      <text:p text:style-name="P113"><text:span text:style-name="T411"><text:s text:c="4"/></text:span><text:span text:style-name="T412">int</text:span><text:span text:style-name="T413"><text:s/>year;</text:span></text:p>
      <text:p text:style-name="P113"><text:span text:style-name="T413"/></text:p>
      <text:p text:style-name="P113"><text:span text:style-name="T414">public</text:span><text:span text:style-name="T415">:</text:span></text:p>
      <text:p text:style-name="P113"><text:span text:style-name="T415"><text:s text:c="4"/></text:span><text:span text:style-name="T416">// Default constructor</text:span><text:span text:style-name="T417"/></text:p>
      <text:p text:style-name="P113"><text:span text:style-name="T417"><text:s text:c="4"/>Book() {</text:span></text:p>
      <text:p text:style-name="P113"><text:span text:style-name="T417"><text:s text:c="8"/>title<text:s/></text:span><text:span text:style-name="T418">=</text:span><text:span text:style-name="T419"><text:s/></text:span><text:span text:style-name="T420">" "</text:span><text:span text:style-name="T421">;</text:span></text:p>
      <text:p text:style-name="P113"><text:span text:style-name="T421"><text:s text:c="8"/>author<text:s/></text:span><text:span text:style-name="T422">=</text:span><text:span text:style-name="T423"><text:s/></text:span><text:span text:style-name="T424">" "</text:span><text:span text:style-name="T425">;</text:span></text:p>
      <text:p text:style-name="P113"><text:span text:style-name="T425"><text:s text:c="8"/>year = 0;</text:span></text:p>
      <text:p text:style-name="P113"><text:span text:style-name="T425"><text:s text:c="4"/>}</text:span></text:p>
      <text:p text:style-name="P113"><text:span text:style-name="T425"/></text:p>
      <text:p text:style-name="P113"><text:span text:style-name="T425"><text:s text:c="4"/></text:span><text:span text:style-name="T426">// Constructor with title only</text:span><text:span text:style-name="T427"/></text:p>
      <text:p text:style-name="P113"><text:span text:style-name="T427"><text:s text:c="4"/>Book(</text:span><text:span text:style-name="T428">string</text:span><text:span text:style-name="T429"><text:s/></text:span><text:span text:style-name="T430">t</text:span><text:span text:style-name="T431">) {</text:span></text:p>
      <text:p text:style-name="P113"><text:span text:style-name="T431"><text:s text:c="8"/>title<text:s/></text:span><text:span text:style-name="T432">=</text:span><text:span text:style-name="T433"><text:s/></text:span><text:span text:style-name="T434">t</text:span><text:span text:style-name="T435">;</text:span></text:p>
      <text:p text:style-name="P113"><text:span text:style-name="T435"><text:s text:c="8"/>author<text:s/></text:span><text:span text:style-name="T436">=</text:span><text:span text:style-name="T437"><text:s/></text:span><text:span text:style-name="T438">"Unknown"</text:span><text:span text:style-name="T439">;</text:span></text:p>
      <text:p text:style-name="P113"><text:span text:style-name="T439"><text:s text:c="8"/>year = 0;</text:span></text:p>
      <text:p text:style-name="P113"><text:span text:style-name="T439"><text:s text:c="4"/>}</text:span></text:p>
      <text:p text:style-name="P113"><text:span text:style-name="T439"/></text:p>
      <text:p text:style-name="P113"><text:span text:style-name="T439"><text:s text:c="4"/></text:span><text:span text:style-name="T440">// Constructor with title and author</text:span><text:span text:style-name="T441"/></text:p>
      <text:p text:style-name="P113"><text:span text:style-name="T441"><text:s text:c="4"/>Book(</text:span><text:span text:style-name="T442">string</text:span><text:span text:style-name="T443"><text:s/></text:span><text:span text:style-name="T444">t</text:span><text:span text:style-name="T445">,<text:s/></text:span><text:span text:style-name="T446">string</text:span><text:span text:style-name="T447"><text:s/></text:span><text:span text:style-name="T448">a</text:span><text:span text:style-name="T449">) {</text:span></text:p>
      <text:p text:style-name="P113"><text:span text:style-name="T449"><text:s text:c="8"/>title<text:s/></text:span><text:span text:style-name="T450">=</text:span><text:span text:style-name="T451"><text:s/></text:span><text:span text:style-name="T452">t</text:span><text:span text:style-name="T453">;</text:span></text:p>
      <text:p text:style-name="P113"><text:span text:style-name="T453"><text:s text:c="8"/>author<text:s/></text:span><text:span text:style-name="T454">=</text:span><text:span text:style-name="T455"><text:s/></text:span><text:span text:style-name="T456">a</text:span><text:span text:style-name="T457">;</text:span></text:p>
      <text:p text:style-name="P113"><text:span text:style-name="T457"><text:s text:c="8"/>year = 0;</text:span></text:p>
      <text:p text:style-name="P113"><text:span text:style-name="T457"><text:s text:c="4"/>}</text:span></text:p>
      <text:p text:style-name="P113"><text:span text:style-name="T457"/></text:p>
      <text:p text:style-name="P113"><text:span text:style-name="T457"><text:s text:c="4"/></text:span><text:span text:style-name="T458">// Constructor with all parameters</text:span><text:span text:style-name="T459"/></text:p>
      <text:p text:style-name="P113"><text:span text:style-name="T459"><text:s text:c="4"/>Book(</text:span><text:span text:style-name="T460">string</text:span><text:span text:style-name="T461"><text:s/></text:span><text:span text:style-name="T462">t</text:span><text:span text:style-name="T463">,<text:s/></text:span><text:span text:style-name="T464">string</text:span><text:span text:style-name="T465"><text:s/></text:span><text:span text:style-name="T466">a</text:span><text:span text:style-name="T467">,<text:s/></text:span><text:span text:style-name="T468">int</text:span><text:span text:style-name="T469"><text:s/></text:span><text:span text:style-name="T470">y</text:span><text:span text:style-name="T471">) {</text:span></text:p>
      <text:p text:style-name="P113"><text:span text:style-name="T471"><text:s text:c="8"/>title<text:s/></text:span><text:span text:style-name="T472">=</text:span><text:span text:style-name="T473"><text:s/></text:span><text:span text:style-name="T474">t</text:span><text:span text:style-name="T475">;</text:span></text:p>
      <text:p text:style-name="P113"><text:span text:style-name="T475"><text:s text:c="8"/>author<text:s/></text:span><text:span text:style-name="T476">=</text:span><text:span text:style-name="T477"><text:s/></text:span><text:span text:style-name="T478">a</text:span><text:span text:style-name="T479">;</text:span></text:p>
      <text:p text:style-name="P113"><text:span text:style-name="T479"><text:s text:c="8"/>year =<text:s/></text:span><text:span text:style-name="T480">y</text:span><text:span text:style-name="T481">;</text:span></text:p>
      <text:p text:style-name="P113"><text:span text:style-name="T481"><text:s text:c="4"/>}</text:span></text:p>
      <text:p text:style-name="P113"><text:span text:style-name="T481"/></text:p>
      <text:p text:style-name="P113"><text:span text:style-name="T481"><text:s text:c="4"/></text:span><text:span text:style-name="T482">// Function to display book details</text:span><text:span text:style-name="T483"/></text:p>
      <text:p text:style-name="P113"><text:span text:style-name="T483"><text:s text:c="4"/></text:span><text:span text:style-name="T484">void</text:span><text:span text:style-name="T485"><text:s/>display() {</text:span></text:p>
      <text:p text:style-name="P113"><text:span text:style-name="T485"><text:s text:c="8"/>cout<text:s/></text:span><text:span text:style-name="T486">&lt;&lt;</text:span><text:span text:style-name="T487"><text:s/></text:span><text:span text:style-name="T488">"Title: "</text:span><text:span text:style-name="T489"><text:s/></text:span><text:span text:style-name="T490">&lt;&lt;</text:span><text:span text:style-name="T491"><text:s/>title<text:s/></text:span><text:span text:style-name="T492">&lt;&lt;</text:span><text:span text:style-name="T493"><text:s/></text:span><text:span text:style-name="T494">" | Author: "</text:span><text:span text:style-name="T495"><text:s/></text:span><text:span text:style-name="T496">&lt;&lt;</text:span><text:span text:style-name="T497"><text:s/>author<text:s/></text:span><text:span text:style-name="T498">&lt;&lt;</text:span><text:span text:style-name="T499"><text:s/></text:span><text:span text:style-name="T500">" | Year: "</text:span><text:span text:style-name="T501"><text:s/></text:span><text:span text:style-name="T502">&lt;&lt;</text:span><text:span text:style-name="T503"><text:s/>year<text:s/></text:span><text:span text:style-name="T504">&lt;&lt;</text:span><text:span text:style-name="T505"><text:s/>endl;</text:span></text:p>
      <text:p text:style-name="P113"><text:span text:style-name="T505"><text:s text:c="4"/>}</text:span></text:p>
      <text:p text:style-name="P113"><text:span text:style-name="T505">};</text:span></text:p>
      <text:p text:style-name="P113"><text:span text:style-name="T505"/></text:p>
      <text:p text:style-name="P113"><text:span text:style-name="T506">int</text:span><text:span text:style-name="T507"><text:s/>main() {</text:span></text:p>
      <text:p text:style-name="P113"><text:span text:style-name="T507"><text:s text:c="4"/></text:span><text:span text:style-name="T508">// Creating different book objects using overloaded constructors</text:span><text:span text:style-name="T509"/></text:p>
      <text:p text:style-name="P113"><text:span text:style-name="T509"><text:s text:c="4"/></text:span><text:span text:style-name="T510">Book</text:span><text:span text:style-name="T511"><text:s/>book1;</text:span></text:p>
      <text:p text:style-name="P113"><text:span text:style-name="T511"><text:s text:c="4"/></text:span><text:span text:style-name="T512">Book</text:span><text:span text:style-name="T513"><text:s/>book2(</text:span><text:span text:style-name="T514">"Harry Potter"</text:span><text:span text:style-name="T515">);</text:span></text:p>
      <text:p text:style-name="P113"><text:span text:style-name="T515"><text:s text:c="4"/></text:span><text:span text:style-name="T516">Book</text:span><text:span text:style-name="T517"><text:s/>book3(</text:span><text:span text:style-name="T518">"Geography"</text:span><text:span text:style-name="T519">,<text:s/></text:span><text:span text:style-name="T520">"arihant"</text:span><text:span text:style-name="T521">);</text:span></text:p>
      <text:p text:style-name="P113"><text:span text:style-name="T521"><text:s text:c="4"/></text:span><text:span text:style-name="T522">Book</text:span><text:span text:style-name="T523"><text:s/>book4(</text:span><text:span text:style-name="T524">"Core C++"</text:span><text:span text:style-name="T525">,<text:s/></text:span><text:span text:style-name="T526">"ben"</text:span><text:span text:style-name="T527">, 1980);</text:span></text:p>
      <text:p text:style-name="P113"><text:span text:style-name="T527"/></text:p>
      <text:p text:style-name="P113"><text:span text:style-name="T527"><text:s text:c="4"/></text:span><text:span text:style-name="T528">// Display book details</text:span><text:span text:style-name="T529"/></text:p>
      <text:p text:style-name="P113"><text:span text:style-name="T529"><text:s text:c="4"/>book1.display();</text:span></text:p>
      <text:p text:style-name="P113"><text:span text:style-name="T529"><text:s text:c="4"/>book2.display();</text:span></text:p>
      <text:p text:style-name="P113"><text:span text:style-name="T529"><text:s text:c="4"/>book3.display();</text:span></text:p>
      <text:p text:style-name="P113"><text:span text:style-name="T529"><text:s text:c="4"/>book4.display();</text:span></text:p>
      <text:p text:style-name="P113"><text:span text:style-name="T529"/></text:p>
      <text:p text:style-name="P113"><text:span text:style-name="T529"><text:s text:c="4"/></text:span><text:span text:style-name="T530">return</text:span><text:span text:style-name="T531"><text:s/>0;</text:span></text:p>
      <text:p text:style-name="P113"><text:span text:style-name="T531">}</text:span></text:p>
      <text:p text:style-name="P113"><text:span text:style-name="T532"/></text:p>
      <text:p text:style-name="P113"><text:span text:style-name="T533">=======================**********===========================</text:span></text:p>
      <text:p text:style-name="P114"><text:span text:style-name="T534"/></text:p>
      <text:p text:style-name="P114"><text:span text:style-name="T53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